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9"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0" style:family="graphic" style:parent-style-name="standard">
      <style:graphic-properties draw:stroke="none" draw:fill="none" draw:textarea-horizontal-align="left" draw:textarea-vertical-align="top" draw:auto-grow-height="true" draw:auto-grow-width="true" fo:min-height="0.623cm" fo:min-width="9.04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osifont1" fo:font-size="15.1000003814697pt" style:font-size-asian="15.1000003814697pt" style:font-name-complex="osifont1" style:font-size-complex="15.1000003814697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588cm" svg:height="0.516cm" svg:x="18.609cm" svg:y="15.46cm" svg:viewBox="0 0 6589 517" svg:d="M200 246v160h-52v-160l-148-225h57l117 183 117-183h57zM352 517v-35h325v35zM783 412c-29 0-52-8-66-24-15-15-23-37-23-64 0-31 10-54 30-71s53-26 98-27l66-1v-16c0-24-5-41-15-51-11-11-27-16-48-16-22 0-38 4-48 11-10 8-17 20-19 36l-51-5c9-53 48-79 119-79 37 0 65 8 83 25 19 17 28 42 28 74v128c0 15 2 26 6 33s11 11 22 11c5 0 10-1 16-2v31c-12 2-25 4-38 4-18 0-31-5-40-14-8-10-12-25-14-45h-1c-13 22-27 38-44 48-17 9-37 14-61 14zM795 375c18 0 34-4 48-12 14-9 25-20 33-34s12-29 12-44v-24l-54 1c-23 0-41 2-52 7-12 4-21 11-28 20-6 9-9 21-9 36 0 16 4 28 13 37 8 8 21 13 37 13zM1199 406l-79-121-80 121h-53l105-151-100-145h54l74 115 73-115h55l-100 144 106 152zM1300 47v-47h49v47zM1300 406v-296h49v296zM1646 325c0 27-10 49-31 64s-51 23-89 23c-36 0-65-6-85-18-20-13-33-31-39-57l44-9c4 16 13 28 26 35 13 8 31 11 54 11 25 0 43-4 55-11 12-8 17-19 17-35 0-11-4-21-12-28s-21-13-38-18l-36-9c-28-7-48-15-60-22-12-8-21-16-28-26-6-10-10-22-10-37 0-27 10-47 29-61s47-22 84-22c32 0 58 6 77 18 20 11 32 29 37 55l-44 5c-3-13-10-23-22-30s-28-10-48-10c-22 0-39 3-49 10-11 6-16 17-16 30 0 9 2 15 7 21 4 5 10 10 19 14 8 4 26 9 54 16 26 6 45 12 56 19 11 5 21 11 27 18 7 7 12 15 16 24 3 8 5 18 5 30zM1661 517v-35h325v35zM2018 406v-227c0-21 0-44-2-69h47c1 34 2 54 2 60h1c8-25 17-42 27-51 10-10 25-14 43-14 7 0 13 1 20 2v45c-6-1-15-2-26-2-20 0-36 8-47 26-10 18-16 43-16 76v154zM2453 258c0 52-12 91-34 116-23 25-56 38-99 38s-76-13-98-40c-22-26-33-64-33-114 0-102 44-153 132-153 45 0 79 12 100 37s32 63 32 116zM2401 258c0-41-6-71-18-89-12-19-32-28-61-28s-49 9-62 28-19 48-19 89c0 39 6 69 19 88 12 20 32 29 59 29 30 0 51-9 63-28 13-19 19-48 19-89zM2700 359c-9 19-21 32-36 40-15 9-34 13-56 13-37 0-65-13-82-38-18-25-27-63-27-114 0-104 37-155 109-155 22 0 41 4 56 12s27 21 36 39v-33-123h49v345c0 31 0 51 1 61h-46c-1-3-2-9-2-20-1-10-1-20-1-27zM2551 258c0 42 5 71 16 89s29 27 53 27c28 0 48-10 61-29s19-49 19-90c0-40-6-69-19-87s-33-27-60-27c-25 0-43 9-54 27-11 19-16 48-16 90zM2778 517v-35h325v35zM3306 406v-188c0-28-4-48-12-59s-22-16-42-16c-21 0-37 8-50 24-12 16-18 38-18 67v172h-49v-233c0-34 0-55-1-63h46c0 1 0 3 1 7 0 4 0 9 0 14s1 15 1 30h1c11-21 23-36 36-44 14-8 30-12 50-12 23 0 40 4 53 13s22 23 27 43h1c10-20 23-34 37-43 15-9 32-13 53-13 29 0 51 8 65 24 13 16 20 43 20 80v197h-49v-188c0-28-3-48-11-59s-22-16-43-16-38 8-50 23c-12 16-17 39-17 68v172zM3846 258c0 52-11 91-34 116s-56 38-99 38-75-13-97-40c-22-26-33-64-33-114 0-102 44-153 132-153 45 0 78 12 99 37 22 25 32 63 32 116zM3795 258c0-41-6-71-18-89-12-19-33-28-61-28-29 0-50 9-63 28-12 19-19 48-19 89 0 39 6 69 19 88 13 20 33 29 60 29 29 0 50-9 63-28 12-19 19-48 19-89zM3955 110v188c0 20 2 35 6 45 4 11 10 19 18 24 8 4 21 7 37 7 24 0 42-8 56-25 13-16 20-38 20-67v-172h49v233c0 35 1 56 2 63h-46c-1-1-1-3-1-7s0-9-1-14c0-5 0-15-1-29-12 20-25 35-40 43-14 8-33 13-55 13-32 0-56-8-71-24-15-17-22-43-22-80v-198zM4405 406v-188c0-19-2-34-6-45s-10-19-18-23c-9-5-21-7-37-7-24 0-42 8-56 24s-20 38-20 67v172h-50v-233c0-34 0-55-1-63h46c0 1 1 3 1 7s0 9 0 14c1 5 1 15 1 30h1c12-21 25-35 39-44 15-8 34-12 56-12 32 0 56 8 71 24s23 42 23 80v197zM4642 404c-16 4-33 7-49 7-40 0-59-23-59-67v-198h-34v-36h36l14-66h33v66h54v36h-54v187c0 14 2 24 7 30 4 6 12 9 24 9 6 0 16-2 28-4zM4641 517v-35h325v35zM4997 47v-47h49v47zM4997 406v-296h49v296zM5308 406v-188c0-19-1-34-5-45s-10-19-19-23c-8-5-20-7-36-7-24 0-43 8-56 24-14 16-21 38-21 67v172h-49v-233c0-34 0-55-1-63h46c0 1 0 3 1 7 0 4 0 9 0 14s1 15 1 30h1c11-21 24-35 39-44 15-8 33-12 55-12 33 0 56 8 71 24s23 42 23 80v197zM5653 325c0 27-11 49-32 64s-50 23-88 23c-37 0-65-6-85-18-20-13-33-31-39-57l44-9c4 16 13 28 26 35 13 8 31 11 54 11 25 0 43-4 55-11 11-8 17-19 17-35 0-11-4-21-12-28s-21-13-39-18l-35-9c-28-7-48-15-60-22-12-8-21-16-28-26s-10-22-10-37c0-27 10-47 29-61s47-22 84-22c32 0 58 6 77 18 20 11 32 29 37 55l-44 5c-3-13-10-23-22-30s-28-10-48-10c-22 0-39 3-49 10-11 6-16 17-16 30 0 9 2 15 6 21 5 5 11 10 20 14 8 4 26 9 54 16 26 6 44 12 56 19 11 5 20 11 27 18s12 15 15 24c4 8 6 18 6 30zM5751 269c0 34 7 60 21 78 14 19 35 28 62 28 21 0 38-4 51-13 12-9 21-19 26-32l43 12c-18 46-58 70-120 70-44 0-77-13-100-39s-34-65-34-116c0-50 11-87 34-113s55-39 98-39c86 0 130 52 130 158v6zM5911 230c-3-31-11-53-24-68-13-14-32-21-56-21s-43 8-57 24-21 38-22 65zM6025 406v-227c0-21-1-44-2-69h47c1 34 2 54 2 60h1c8-25 17-42 27-51 10-10 24-14 43-14 7 0 13 1 20 2v45c-7-1-15-2-26-2-21 0-36 8-47 26s-16 43-16 76v154zM6324 404c-17 4-33 7-50 7-39 0-59-23-59-67v-198h-34v-36h36l14-66h33v66h55v36h-55v187c0 14 2 24 7 30s13 9 24 9c7 0 16-2 29-4zM6589 325c0 27-10 49-31 64s-50 23-88 23c-37 0-65-6-85-18-20-13-33-31-39-57l43-9c4 16 13 28 26 35 13 8 31 11 55 11 25 0 43-4 54-11 12-8 18-19 18-35 0-11-4-21-12-28s-21-13-39-18l-35-9c-28-7-48-15-60-22-12-8-22-16-28-26-7-10-10-22-10-37 0-27 9-47 28-61 20-14 48-22 84-22 33 0 59 6 78 18 19 11 31 29 36 55l-44 5c-3-13-10-23-22-30s-28-10-48-10c-22 0-38 3-49 10-10 6-16 17-16 30 0 9 3 15 7 21 4 5 11 10 19 14 9 4 27 9 54 16 26 6 45 12 56 19 12 5 21 11 28 18 6 7 11 15 15 24 4 8 5 18 5 30z">
          <text:p/>
        </draw:path>
        <draw:path draw:style-name="gr2" draw:text-style-name="P2" draw:layer="layout" svg:width="6.596cm" svg:height="0.521cm" svg:x="18.604cm" svg:y="15.458cm" svg:viewBox="0 0 6597 522" svg:d="M207 248v159 3h-2-52-3v-3-159h3l-3 1-147-225-3-4h5 57 2l1 1 117 183-3 2-2-2 116-183 1-1h2 57 5l-3 4-148 225-2-1zM202 246l149-225 2 2v3h-57v-3l2 1-116 183-3 4-2-4-117-183 2-1v3h-57v-3l2-2 148 225 1 1v1 159h-3v-3h52v3h-3v-159-1zM354 519v-35-3h3 325 3v3 35 3h-3-325-3zM357 516h325v3h-3v-35h3v3h-325v-3h2v35h-2zM788 416c-30 0-53-9-69-25-15-16-23-38-23-66 0-31 11-56 32-73 20-16 53-25 98-27l67-1v3h-3v-16c0-23-5-40-14-49-10-10-25-15-46-15-22 0-37 3-47 10-9 8-15 18-17 34v3h-3l-51-5h-3v-3c9-54 50-82 122-82 37 0 66 9 85 26 19 18 29 43 29 76v127c0 14 2 25 6 32 3 6 9 9 19 9 5 0 10 0 16-2h3v3 31 2h-2c-13 3-26 5-39 5-19 0-33-5-42-16-8-10-13-25-14-46h2v3h-1v-3l2 1c-12 23-28 39-45 49s-38 15-62 15zM788 410c24 0 43-5 60-14 16-9 30-24 42-47l1-1h2 1 3v3c1 20 6 34 14 43 7 9 19 13 37 13 13 0 25-1 37-4l1 3h-3v-31h3l1 3c-6 1-12 2-17 2-11 0-20-5-24-13s-6-19-6-34v-127c0-32-9-55-28-72-18-16-45-24-81-24-70 0-108 25-116 77l-3-1 1-3 51 5-1 3h-2c2-17 8-30 19-38 10-8 27-12 50-12 22 0 39 6 50 17 10 10 16 29 16 53v16 3h-3l-66 1v-3 3c-45 1-76 10-96 26-19 16-29 38-29 68 0 27 7 47 22 62 14 15 35 23 64 23zM800 373c17 0 32-4 46-12s24-19 32-32c8-14 12-28 12-43v-24h3v2l-54 1c-23 1-40 3-51 7-12 5-20 11-27 20-6 8-9 19-9 34s4 26 13 35c8 8 19 12 35 12zM800 379c-17 0-30-5-39-14s-14-23-14-39c0-15 3-28 10-38 6-9 16-16 29-21 12-4 30-7 53-7v3-3l54-1h3v3 24c0 15-5 31-13 45-8 15-20 27-34 35s-31 13-49 13zM1202 409l-80-121 3-2 2 2-80 121-1 1h-1-53-5l3-4 105-152 2 2-2 1-100-143-3-5h5 54 2l1 2 73 114-2 2-3-2 74-114v-2h2 55 5l-3 5-100 143-2-2 2-2 106 153 3 4h-5-55-1zM1204 404h55v3l-2 2-107-152-1-2 1-2 100-142 3 1v3h-55v-3l2 2-73 114-2 4-3-4-73-114 2-2v3h-54v-3l2-1 100 143 1 2-1 1-105 152-2-2v-3h53v3l-2-1 79-121 3-4 2 4 80 121-3 1zM1302 49v-47-2h3 49 3v2 47 3h-3-49-3zM1305 47h49v2h-2v-47h2v3h-49v-3h3v47h-3zM1302 407v-295-3h3 49 3v3 295 3h-3-49-3zM1305 404h49v3h-2v-295h2v3h-49v-3h3v295h-3zM1654 326c0 28-11 51-33 66-21 16-52 24-90 24-37 0-66-7-86-19-21-12-34-32-40-58l-1-3 3-1 43-8 3-1 1 3c4 15 12 26 24 33 13 7 30 10 53 10 25 0 42-3 53-11 11-7 17-17 17-32 0-11-4-19-12-26-7-7-20-12-37-17l1-3-1 3-35-9v-3 3c-29-8-49-15-61-22s-22-16-29-26c-7-11-11-24-11-39 0-27 11-49 30-64 20-14 49-21 86-21 33 0 59 6 79 17 20 12 32 31 38 57v3l-3 1-44 5h-3v-2c-3-13-9-22-21-28-11-7-26-11-46-11-22 0-38 4-48 10s-14 15-14 28c0 8 2 14 6 19s10 10 18 13c8 4 26 9 54 16 26 6 45 13 56 18 12 6 21 12 28 19s12 15 16 24c4 10 6 20 6 32zM1648 326c0-11-1-21-5-29-4-9-8-16-15-23-6-6-15-12-26-18-11-5-30-11-56-18l1-2-1 2c-27-6-46-12-54-16-9-3-16-9-21-14-4-6-7-14-7-23 0-14 6-26 17-33s28-10 51-10c20 0 37 3 49 11 13 7 21 18 23 32h-2l-1-3 45-5v3h-3c-5-24-16-42-35-53s-44-17-76-17c-37 0-64 7-82 21-19 14-28 33-28 59 0 14 3 26 10 35 6 10 15 18 27 25 11 7 31 14 59 21l35 9c18 5 32 11 40 19 9 8 13 18 13 30 0 16-6 29-18 37s-31 12-57 12c-23 0-42-4-56-11-13-8-23-20-27-37l3-1v3l-43 9-1-3 3-1c6 25 18 43 38 55 19 12 47 18 83 18 38 0 66-7 87-22 20-15 30-35 30-62zM1663 519v-35-3h3 325 3v3 35 3h-3-325-3zM1666 516h325v3h-3v-35h3v3h-325v-3h2v35h-2zM2020 407v-226c0-21 0-44-1-69v-3h2 47 3v3c1 33 2 54 2 60h-3v-2h1v2h-3c8-26 18-44 28-54 11-9 26-14 45-14 7 0 14 1 21 3h2v2 45 4l-4-1c-6-2-14-3-25-3-20 0-34 9-44 25-11 18-16 42-16 74v154 3h-3-49-3zM2023 404h49v3h-3v-154c0-33 6-59 17-77s28-27 49-27c11 0 20 1 27 3l-1 2h-3v-45h3l-1 3c-6-2-12-2-19-2-18 0-31 4-41 13s-18 25-26 50l-1 2h-2-1-3v-3c0-6-1-26-2-60h3v3h-47v-3h3c1 25 2 48 2 69v226h-3zM2461 259c0 52-12 92-35 118-23 25-58 39-101 39-44 0-78-14-100-41-23-27-34-66-34-116 0-102 46-155 135-155 46 0 80 13 102 38s33 65 33 117zM2455 259c0-51-10-89-31-113-21-25-53-36-98-36-87 0-129 49-129 149 0 50 11 87 32 112 22 26 53 39 96 39 42 0 74-12 97-37 22-25 33-62 33-114zM2403 259c0-40-5-69-17-87s-31-26-59-26-47 9-60 27c-12 18-19 47-19 86s7 67 19 87c12 18 31 28 57 28 29 0 49-9 61-28 12-18 18-47 18-87zM2409 259c0 41-6 71-19 91-13 19-36 29-66 29-28 0-49-10-62-30s-19-50-19-90 6-70 19-89c14-20 36-30 65-30s51 10 63 29c13 19 19 49 19 90zM2707 361c-9 19-22 33-37 42-15 8-35 13-57 13-38 0-67-14-85-39-18-26-26-65-26-116 0-104 37-157 111-157 23 0 42 4 57 12 15 9 28 22 37 41l-2 1v-3 3h-2l-1-33v-123-2h3 49 3v2 344c0 31 0 51 1 61l1 3h-4-46-3v-2c-1-3-1-10-2-21-1-10-1-20-1-27h3v3h-1v-3zM2705 357h1 3v3c0 7 0 16 1 27 0 10 1 17 1 20h-2v-3h46v3l-2 1c-1-10-2-31-2-62v-344h3v3h-49v-3h3v123h-3 3v33 3h-3-2l-1-2c-9-17-20-30-35-38-14-8-32-11-54-11-71 0-106 49-106 151 0 51 9 88 26 112 17 25 43 37 80 37 22 0 40-4 54-12 15-8 26-21 35-39l1-2zM2559 259c0 41 5 70 16 88 10 17 27 25 50 25 28 0 46-9 59-28 12-19 18-48 18-88 0-39-6-66-18-84s-31-26-58-26c-24 0-41 8-51 26-11 18-16 47-16 87zM2553 259c0-41 6-71 17-90s31-29 56-29c28 0 49 10 62 29 13 18 20 48 20 87 0 41-7 72-20 91-13 20-34 31-63 31-25 0-44-10-55-29-11-18-17-48-17-90zM2780 519v-35-3h3 325 3v3 35 3h-3-325-3zM2783 516h325v3h-3v-35h3v3h-325v-3h3v35h-3zM3308 407v-187c0-28-4-47-11-57-7-11-20-16-40-16s-36 8-47 23c-12 16-18 37-18 66v171 3h-3-49-3v-3-232c0-34 0-55-1-62l-1-4h4 46 2l1 3c0 1 0 3 0 7 1 4 1 9 1 14s1 15 1 30h-3v-3h1v3l-3-2c11-21 24-36 38-44 14-9 31-13 51-13 23 0 41 5 55 14 13 9 23 24 28 44l-3 1v-3h1v3l-2-2c10-20 23-35 38-44 14-9 33-13 54-13 30 0 53 8 67 25s21 44 21 82v196 3h-3-49-2v-3-187c0-28-4-47-12-57-7-11-20-16-40-16s-36 8-47 23c-12 16-18 37-18 66v171 3h-2-49-3zM3311 404h49v3h-3v-171c0-29 6-53 18-69 12-17 30-25 52-25 21 0 37 6 45 17 8 12 12 32 12 61v187h-3v-3h49v3h-3v-196c0-37-6-63-20-78-13-16-33-23-62-23-21 0-37 4-51 12-15 9-26 22-36 42l-1 1h-2-1-2v-2c-5-19-14-32-26-41-13-8-30-12-52-12-19 0-35 3-48 11-14 8-25 22-35 43l-1 1h-2-1-3v-2c0-15 0-24-1-30 0-5 0-9 0-13s-1-7-1-7l3-1v3h-46v-3h2c1 8 2 29 2 63v232h-3v-3h49v3h-3v-171c0-29 7-53 19-69 13-17 30-25 52-25 21 0 36 6 45 17 8 12 12 32 12 61v187h-3zM3854 259c0 52-11 92-35 118-23 25-57 39-101 39-43 0-77-14-100-41-22-27-33-66-33-116 0-102 45-155 135-155 46 0 80 13 102 38 21 25 32 65 32 117zM3849 259c0-51-11-89-32-113-20-25-53-36-97-36-87 0-130 49-130 149 0 50 11 87 33 112 21 26 53 39 95 39 43 0 75-12 97-37s34-62 34-114zM3797 259c0-40-6-69-18-87-11-18-30-26-58-26s-48 9-60 27c-13 18-19 47-19 86s6 67 18 87c13 18 31 28 58 28 29 0 48-9 60-28 13-18 19-47 19-87zM3803 259c0 41-7 71-20 91-13 19-35 29-65 29-28 0-49-10-62-30s-20-50-20-90 7-70 20-89c13-20 35-30 65-30 29 0 51 10 63 29s19 49 19 90zM3963 112v187c0 19 2 34 5 45 4 10 10 17 17 21 8 5 20 7 36 7 23 0 40-8 54-23 13-16 19-38 19-66v-171-3h3 49 3v3 232c0 35 1 55 2 63v3h-3-46-3v-2c0-1-1-4-1-8s0-9 0-14c-1-5-1-15-1-29h2v3-3l2 1c-11 21-25 36-40 44-15 9-34 14-57 14-33 0-57-9-73-26-15-16-23-44-23-81v-197-3h3 49 3zM3960 115h-49v-3h3v197c0 36 7 62 21 78 15 15 37 23 69 23 22 0 40-4 54-12 15-9 27-23 38-43l1-1h2 3v3c1 14 1 24 1 29 1 5 1 10 1 14s0 6 0 7h-2v-3h46v3l-3 1c-1-8-1-29-1-64v-232h2v3h-49v-3h3v171c0 29-7 53-21 69-14 17-34 26-58 26-17 0-30-3-38-8-9-5-16-13-20-25-4-11-6-26-6-46v-187h3zM4407 407v-187c0-19-2-34-6-44-3-10-9-17-17-22-8-4-19-7-35-7-23 0-41 8-54 24-13 15-20 37-20 65v171 3h-2-50-2v-3-232c0-34-1-55-2-62v-4h3 46 3v3c0 1 0 3 1 7 0 4 0 9 0 14 1 5 1 15 1 30h-3v-3h1v3l-2-2c11-20 25-35 40-44s34-13 57-13c32 0 57 8 73 25 15 16 23 44 23 82v196 3h-3-49-3zM4410 404h49v3h-3v-196c0-37-7-63-21-78-15-16-38-23-69-23-22 0-40 4-54 12-15 8-27 22-38 42l-1 1h-2-1-2v-2c-1-15-1-24-1-30-1-5-1-9-1-13s0-7-1-7l3-1v3h-46v-3h3c1 8 1 29 1 63v232h-3v-3h50v3h-3v-171c0-29 7-52 21-69s34-25 58-25c16 0 29 2 38 7s16 14 20 25 6 27 6 46v187h-3zM4648 408c-16 4-33 6-50 6-41 0-62-24-62-69v-197h3v3h-34-3v-3-36-3h3 36v3h-3l14-66 1-3h2 33 3v3 66h-3v-3h54 3v3 36 3h-3-54v-3h3v186c0 14 2 23 6 28s11 8 22 8c6 0 15-1 28-4l3-1v4 36 2zM4644 405v-36h3l1 3c-13 2-22 3-29 3-12 0-21-3-27-9-5-6-7-17-7-32v-186-3h3 54v3h-3v-36h3v3h-54-3v-3-66h3v3h-33v-3l3 1-15 66v2h-2-36v-3h2v36h-2v-3h34 2v3 197c0 43 19 64 57 64 16 0 32-2 48-7l1 3zM4643 519v-35-3h3 325 3v3 35 3h-3-325-3zM4646 516h325v3h-3v-35h3v3h-325v-3h2v35h-2zM4999 49v-47-2h3 49 3v2 47 3h-3-49-3zM5002 47h49v2h-3v-47h3v3h-49v-3h3v47h-3zM4999 407v-295-3h3 49 3v3 295 3h-3-49-3zM5002 404h49v3h-3v-295h3v3h-49v-3h3v295h-3zM5311 407v-187c0-19-2-34-6-44s-9-17-17-22c-8-4-19-7-35-7-23 0-41 8-54 24-13 15-20 37-20 65v171 3h-3-49-3v-3-232c0-34 0-55-1-62l-1-4h4 46 2l1 3c0 1 0 3 0 7s1 9 1 14 1 15 1 30h-3v-3h1v3l-2-2c11-20 25-35 40-44s34-13 56-13c33 0 58 8 73 25 16 16 24 44 24 82v196 3h-3-50-2zM5313 404h50v3h-3v-196c0-37-7-63-22-78-14-16-37-23-69-23-21 0-39 4-53 12-15 8-27 22-39 42v1h-2-1-3v-2c0-15 0-24-1-30 0-5 0-9 0-13s-1-7-1-7l3-1v3h-46v-3h2c1 8 2 29 2 63v232h-3v-3h49v3h-3v-171c0-29 8-52 22-69s33-25 58-25c16 0 29 2 38 7s15 14 19 25 6 27 6 46v187h-3zM5661 326c0 28-11 51-33 66-21 16-52 24-90 24-37 0-66-7-86-19-21-12-34-32-40-58l-1-3 3-1 43-8 3-1v3c4 15 12 26 25 33s30 10 53 10c25 0 42-3 53-11 11-7 16-17 16-32 0-11-3-19-11-26-7-7-20-12-37-17v-3 3l-35-9v-3 3c-29-8-49-15-61-22s-22-16-29-26c-7-11-11-24-11-39 0-27 10-49 30-64 20-14 49-21 86-21 33 0 59 6 79 17 20 12 32 31 37 57l1 3-3 1-44 5h-3v-2c-3-13-9-22-21-28-11-7-27-11-46-11-22 0-38 4-48 10s-14 15-14 28c0 8 2 14 6 19s10 10 18 13c8 4 26 9 53 16 27 6 46 13 57 18 12 6 21 12 28 19s12 15 16 24c4 10 6 20 6 32zM5655 326c0-11-2-21-5-29-4-9-9-16-15-23-6-6-15-12-26-18-12-5-30-11-56-18l1-2-1 2c-27-6-46-12-54-16-9-3-16-9-21-14-5-6-7-14-7-23 0-14 6-26 17-33s28-10 51-10c20 0 37 3 49 11 12 7 20 18 23 32h-2l-1-3 44-5 1 3h-3c-5-24-16-42-35-53s-44-17-76-17c-37 0-64 7-83 21-18 14-27 33-27 59 0 14 3 26 9 35 7 10 16 18 28 25 11 7 31 14 59 21l35 9c18 5 32 11 40 19 9 8 13 18 13 30 0 16-6 29-19 37-12 8-31 12-56 12-23 0-42-4-56-11-13-8-23-20-27-37l3-1v3l-43 9-1-3 3-1c6 25 18 43 38 55 19 12 47 18 83 18 38 0 66-7 87-22 20-15 30-35 30-62zM5759 270c0 33 7 59 20 77 14 17 33 26 60 26 20 0 37-4 49-12 13-9 21-19 25-31l1-3 3 1 43 12 3 1-2 3c-18 47-59 72-122 72-45 0-79-14-102-40-23-27-35-67-35-118 0-49 12-88 35-114 23-27 57-40 100-40 88 0 133 54 133 160v6 3h-3-211v-3zM5756 267h211v3h-3v-6c0-104-42-154-127-154-42 0-74 12-96 38-22 25-34 61-34 110 0 51 12 88 34 114 22 25 54 38 98 38 61 0 100-23 117-68l3 1-1 3-43-13 1-2 2 1c-4 13-14 25-27 33-13 9-31 14-52 14-28 0-50-10-64-29s-22-46-22-80v-3zM5913 233c-3-31-10-53-23-67-12-14-30-20-54-20-23 0-41 7-55 23-13 15-20 36-21 64l-3-1v-2h159v2zM5916 235h-159-3v-3c1-28 9-51 23-67s34-25 59-25 45 8 58 22c14 15 22 39 25 70v3zM6027 407v-226c0-21 0-44-1-69l-1-3h3 47 2l1 3c1 33 2 54 2 60h-3v-2h1v2h-3c8-26 17-44 28-54 11-9 26-14 45-14 7 0 14 1 21 3h2v2 45 4l-4-1c-6-2-14-3-25-3-20 0-34 9-44 25-11 18-16 42-16 74v154 3h-3-49-3zM6030 404h49v3h-3v-154c0-33 6-59 17-77s28-27 49-27c11 0 20 1 27 3l-1 2h-3v-45h3l-1 3c-6-2-13-2-19-2-18 0-31 4-41 13s-19 25-26 50l-1 2h-2-1-3v-3c0-6-1-26-2-60h3v3h-47v-3h3c1 25 2 48 2 69v226h-3zM6329 408c-16 4-33 6-50 6-41 0-62-24-62-69v-197h3v3h-34-3v-3-36-3h3 36v3h-3l15-66v-3h2 33 3v3 66h-3v-3h55 2v3 36 3h-2-55v-3h3v186c0 14 2 23 6 28s11 8 22 8c7 0 16-1 28-4l3-1v4 36 2zM6326 405v-36h3v3c-12 2-22 3-29 3-12 0-21-3-26-9s-8-17-8-32v-186-3h3 55v3h-3v-36h3v3h-55-3v-3-66h3v3h-33v-3l3 1-14 66-1 2h-2-36v-3h3v36h-3v-3h34 3v3 197c0 43 18 64 56 64 17 0 33-2 49-7l1 3zM6597 326c0 28-11 51-32 66-22 16-52 24-90 24-37 0-66-7-87-19-20-12-34-32-40-58l-1-3 3-1 44-8 2-1 1 3c4 15 12 26 25 33 12 7 30 10 53 10 24 0 42-3 53-11 11-7 16-17 16-32 0-11-4-19-11-26-8-7-20-12-38-17l1-3-1 3-35-9 1-3-1 3c-28-8-49-15-61-22s-22-16-29-26c-7-11-10-24-10-39 0-27 10-49 30-64 19-14 48-21 85-21 33 0 60 6 79 17 20 12 33 31 38 57l1 3-3 1-45 5h-2l-1-2c-2-13-9-22-20-28-12-7-27-11-47-11-22 0-37 4-47 10s-15 15-15 28c0 8 2 14 6 19s10 10 18 13c9 4 27 9 54 16 26 6 45 13 57 18 11 6 21 12 28 19 6 7 12 15 16 24 3 10 5 20 5 32zM6592 326c0-11-2-21-6-29-3-9-8-16-14-23-7-6-16-12-27-18-11-5-29-11-55-18v-2 2c-28-6-46-12-55-16-9-3-16-9-20-14-5-6-7-14-7-23 0-14 6-26 17-33s28-10 50-10c21 0 37 3 50 11 12 7 20 18 23 32h-3v-3l44-5v3h-2c-5-24-17-42-36-53-18-11-43-17-76-17-36 0-63 7-82 21s-28 33-28 59c0 14 4 26 10 35 7 10 15 18 27 25s32 14 60 21l35 9c18 5 31 11 40 19 8 8 13 18 13 30 0 16-7 29-19 37s-31 12-56 12c-24 0-43-4-56-11-14-8-23-20-27-37l2-1 1 3-44 9v-3l3-1c6 25 18 43 37 55 20 12 47 18 84 18s66-7 86-22c21-15 31-35 31-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74cm" svg:height="0.28cm" svg:x="18.593cm" svg:y="18.847cm" svg:viewBox="0 0 1875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6-12-72-37c-15-24-23-58-23-104 0-47 8-82 23-105s40-35 73-35c32 0 56 12 71 36 15 23 23 58 23 104zM1172 140c0-39-4-68-13-85-9-18-24-27-45-27s-37 9-47 26c-9 18-14 46-14 86 0 39 5 67 14 85 11 18 26 26 46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37 214v63h-33v-63h-128v-26l124-184h37v183h38v27zM1804 43c0 1-2 5-5 11-4 6-6 10-8 12l-69 103-11 14-3 4h96z">
          <text:p/>
        </draw:path>
        <draw:path draw:style-name="gr2" draw:text-style-name="P2" draw:layer="layout" svg:width="1.878cm" svg:height="0.284cm" svg:x="18.591cm" svg:y="18.845cm" svg:viewBox="0 0 1879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3 38-32 0-56-12-72-38-16-24-24-59-24-105 0-47 8-82 23-106 16-24 41-36 74-36 34 0 58 12 74 36 15 24 23 60 23 106zM1208 142c0-46-8-80-23-103s-37-35-70-35c-32 0-56 11-71 34s-22 58-22 104c0 45 8 80 23 103 16 24 38 36 69 36 32 0 54-12 70-36s24-58 24-103zM1172 142c0-39-4-67-13-84s-23-26-44-26-35 8-44 25-14 45-14 85c0 38 5 66 14 84 9 17 23 26 43 26 21 0 35-9 44-27 10-18 14-45 14-83zM1176 142c0 38-4 67-14 85-10 19-26 28-48 28-21 0-37-9-47-27-9-19-14-47-14-86 0-40 5-69 14-87 10-17 26-27 48-27s38 10 48 28c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41 216v63 2h-2-33-2v-2-63h2v2h-128-2v-2-26-1-1l125-183v-1h1 37 2v2 183h-2v-2h38 2v2 27 2h-2-38v-2zM1839 214h38v2h-2v-27h2v2h-38-2v-2-183h2v2h-37v-2l2 1-124 184-2-1h2v26h-2v-2h128 2v2 63h-2v-2h33v2h-2v-63-2zM1808 46c0 1-2 5-6 11-3 6-5 10-7 12l-70 103-10 14-3 4-2-1v-2h96v2h-2v-144h2zM1808 45v144 2h-2-96-4l3-3 3-4 1 1-1-1 10-14 2 1-2-1 70-103 1 1-1-1c1-2 4-6 7-12s5-10 5-10l4-1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9.84cm" svg:height="5.868cm" svg:x="2.128cm" svg:y="12.644cm" svg:viewBox="0 0 9841 5869" svg:d="M9841 4534v-2248l-2004-481-2136 928c-152 65-367 60-577-15l-1411-498c-318-112-551-354-551-571v-963l-2863-686-256 898c-28 68-43 138-43 208v2249c0 221 140 429 376 558 235 129 537 162 810 90 2443-571 5091 73 6655 1618 210 194 542 284 864 234s583-230 680-471z">
          <text:p/>
        </draw:path>
        <draw:polygon draw:style-name="gr7" draw:text-style-name="P1" draw:layer="layout" svg:width="0cm" svg:height="0cm" svg:x="6.828cm" svg:y="15.54cm" svg:viewBox="0 0 0 0" draw:points="0,0">
          <text:p/>
        </draw:polygon>
        <draw:path draw:style-name="gr6" draw:text-style-name="P3" draw:layer="layout" svg:width="9.541cm" svg:height="4.533cm" svg:x="2.427cm" svg:y="12.644cm" svg:viewBox="0 0 9542 4534" svg:d="M9542 4534v-2249l-2004-480-2136 927c-152 65-367 60-577-15l-1411-498c-318-112-551-353-551-570v-963l-2863-686v2248z">
          <text:p/>
        </draw:path>
        <draw:polygon draw:style-name="gr7" draw:text-style-name="P1" draw:layer="layout" svg:width="0cm" svg:height="0cm" svg:x="6.828cm" svg:y="15.54cm" svg:viewBox="0 0 0 0" draw:points="0,0">
          <text:p/>
        </draw:polygon>
        <draw:path draw:style-name="gr6" draw:text-style-name="P3" draw:layer="layout" svg:width="9.84cm" svg:height="3.62cm" svg:x="2.128cm" svg:y="14.892cm" svg:viewBox="0 0 9841 3621" svg:d="M9841 2286l-456 850c-97 241-358 421-680 471s-654-40-864-234c-1564-1545-4212-2190-6655-1618-273 72-575 39-810-90-236-129-376-338-376-559 0-71 15-141 43-208l256-898z">
          <text:p/>
        </draw:path>
        <draw:polygon draw:style-name="gr7" draw:text-style-name="P1" draw:layer="layout" svg:width="0cm" svg:height="0cm" svg:x="6.828cm" svg:y="15.54cm" svg:viewBox="0 0 0 0" draw:points="0,0">
          <text:p/>
        </draw:polygon>
        <draw:polygon draw:style-name="gr6" draw:text-style-name="P3" draw:layer="layout" svg:width="0.256cm" svg:height="3.146cm" svg:x="2.171cm" svg:y="12.644cm" svg:viewBox="0 0 257 3147" draw:points="257,2249 257,0 0,898 0,3147">
          <text:p/>
        </draw:polygon>
        <draw:polygon draw:style-name="gr7" draw:text-style-name="P1" draw:layer="layout" svg:width="0cm" svg:height="0cm" svg:x="6.828cm" svg:y="15.54cm" svg:viewBox="0 0 0 0" draw:points="0,0">
          <text:p/>
        </draw:polygon>
        <draw:path draw:style-name="gr6" draw:text-style-name="P3" draw:layer="layout" svg:width="0.92cm" svg:height="0.705cm" svg:x="10.196cm" svg:y="17.473cm" svg:viewBox="0 0 921 706" svg:d="M921 353c0-83-38-162-106-225-57-53-133-92-219-112-88-21-182-21-271 0-86 20-162 59-219 112-38 35-67 76-85 119-14 34-21 70-21 106 0 195 206 353 461 353 254 0 460-158 460-353z">
          <text:p/>
        </draw:path>
        <draw:polygon draw:style-name="gr7" draw:text-style-name="P1" draw:layer="layout" svg:width="0cm" svg:height="0cm" svg:x="6.828cm" svg:y="15.54cm" svg:viewBox="0 0 0 0" draw:points="0,0">
          <text:p/>
        </draw:polygon>
        <draw:path draw:style-name="gr6" draw:text-style-name="P3" draw:layer="layout" svg:width="0.919cm" svg:height="0.705cm" svg:x="2.564cm" svg:y="15.645cm" svg:viewBox="0 0 920 706" svg:d="M920 354c0-83-37-163-105-226-57-53-134-92-220-112-88-21-183-21-271 0-86 20-162 59-219 112-38 35-67 77-84 120-14 34-21 70-21 106 0 194 206 352 459 352 255 0 461-158 461-352z">
          <text:p/>
        </draw:path>
        <draw:polygon draw:style-name="gr7" draw:text-style-name="P1" draw:layer="layout" svg:width="0cm" svg:height="0cm" svg:x="6.828cm" svg:y="15.54cm" svg:viewBox="0 0 0 0" draw:points="0,0">
          <text:p/>
        </draw:polygon>
        <draw:path draw:style-name="gr6" draw:text-style-name="P3" draw:layer="layout" svg:width="0.92cm" svg:height="0.577cm" svg:x="10.196cm" svg:y="17.601cm" svg:viewBox="0 0 921 578" svg:d="M106 0c-38 35-67 76-85 119-14 34-21 70-21 106 0 194 206 353 461 353 254 0 460-159 460-353 0-83-38-162-106-225-87 81-217 127-354 127-138 0-268-46-355-127z">
          <text:p/>
        </draw:path>
        <draw:polygon draw:style-name="gr7" draw:text-style-name="P1" draw:layer="layout" svg:width="0cm" svg:height="0cm" svg:x="6.828cm" svg:y="15.54cm" svg:viewBox="0 0 0 0" draw:points="0,0">
          <text:p/>
        </draw:polygon>
        <draw:path draw:style-name="gr6" draw:text-style-name="P3" draw:layer="layout" svg:width="0.919cm" svg:height="0.577cm" svg:x="2.564cm" svg:y="15.773cm" svg:viewBox="0 0 920 578" svg:d="M105 0c-38 35-67 76-84 120-14 34-21 70-21 106 0 194 206 352 459 352 255 0 461-158 461-352 0-83-37-163-105-226-88 81-219 128-356 128s-266-47-354-128z">
          <text:p/>
        </draw:path>
        <draw:polygon draw:style-name="gr7" draw:text-style-name="P1" draw:layer="layout" svg:width="0cm" svg:height="0cm" svg:x="6.828cm" svg:y="15.54cm" svg:viewBox="0 0 0 0" draw:points="0,0">
          <text:p/>
        </draw:polygon>
        <draw:path draw:style-name="gr6" draw:text-style-name="P3" draw:layer="layout" svg:width="0.763cm" svg:height="0.545cm" svg:x="8.295cm" svg:y="15.762cm" svg:viewBox="0 0 764 546" svg:d="M753 424c7-18 11-38 11-59 0-131-144-275-336-337-191-61-370-21-417 93-51 126 73 296 278 379 205 84 412 49 464-76z">
          <text:p/>
        </draw:path>
        <draw:polygon draw:style-name="gr7" draw:text-style-name="P1" draw:layer="layout" svg:width="0cm" svg:height="0cm" svg:x="6.828cm" svg:y="15.54cm" svg:viewBox="0 0 0 0" draw:points="0,0">
          <text:p/>
        </draw:polygon>
        <draw:path draw:style-name="gr6" draw:text-style-name="P3" draw:layer="layout" svg:width="0.763cm" svg:height="0.545cm" svg:x="5.337cm" svg:y="15.054cm" svg:viewBox="0 0 764 546" svg:d="M753 424c8-19 11-39 11-60 0-130-143-273-335-335s-371-22-418 93c-51 125 74 294 278 379 206 83 413 49 464-77z">
          <text:p/>
        </draw:path>
        <draw:polygon draw:style-name="gr7" draw:text-style-name="P1" draw:layer="layout" svg:width="0cm" svg:height="0cm" svg:x="6.828cm" svg:y="15.54cm" svg:viewBox="0 0 0 0" draw:points="0,0">
          <text:p/>
        </draw:polygon>
        <draw:path draw:style-name="gr6" draw:text-style-name="P3" draw:layer="layout" svg:width="0.63cm" svg:height="0.45cm" svg:x="2.589cm" svg:y="14.46cm" svg:viewBox="0 0 631 451" svg:d="M450 450c110-9 181-67 181-149 0-92-89-196-219-255-131-59-274-62-353-5-80 56-78 158 4 252 9 9 18 19 28 28 83 76 207 126 319 130 14 0 27 0 40-1z">
          <text:p/>
        </draw:path>
        <draw:polygon draw:style-name="gr7" draw:text-style-name="P1" draw:layer="layout" svg:width="0cm" svg:height="0cm" svg:x="6.828cm" svg:y="15.54cm" svg:viewBox="0 0 0 0" draw:points="0,0">
          <text:p/>
        </draw:polygon>
        <draw:path draw:style-name="gr6" draw:text-style-name="P3" draw:layer="layout" svg:width="0.629cm" svg:height="0.45cm" svg:x="9.936cm" svg:y="14.775cm" svg:viewBox="0 0 630 451" svg:d="M449 450c111-8 181-66 181-148 0-93-88-196-220-255-130-60-273-62-352-6s-78 158 5 252c8 10 17 19 27 29 83 76 206 126 318 129 14 1 27 0 41-1z">
          <text:p/>
        </draw:path>
        <draw:polygon draw:style-name="gr7" draw:text-style-name="P1" draw:layer="layout" svg:width="0cm" svg:height="0cm" svg:x="6.828cm" svg:y="15.54cm" svg:viewBox="0 0 0 0" draw:points="0,0">
          <text:p/>
        </draw:polygon>
        <draw:path draw:style-name="gr6" draw:text-style-name="P3" draw:layer="layout" svg:width="0.629cm" svg:height="0.45cm" svg:x="3.83cm" svg:y="13.312cm" svg:viewBox="0 0 630 451" svg:d="M449 450c111-8 181-66 181-149 0-93-88-195-219-255-130-59-274-61-353-5s-78 158 5 251c8 10 17 19 27 28 83 78 207 128 319 131 14 0 27 0 40-1z">
          <text:p/>
        </draw:path>
        <draw:polygon draw:style-name="gr7" draw:text-style-name="P1" draw:layer="layout" svg:width="0cm" svg:height="0cm" svg:x="6.828cm" svg:y="15.54cm" svg:viewBox="0 0 0 0" draw:points="0,0">
          <text:p/>
        </draw:polygon>
        <draw:path draw:style-name="gr6" draw:text-style-name="P3" draw:layer="layout" svg:width="0.63cm" svg:height="0.45cm" svg:x="11.176cm" svg:y="16.516cm" svg:viewBox="0 0 631 451" svg:d="M448 450c112-8 183-66 183-149 0-92-89-195-220-255-131-59-273-61-353-5-79 56-77 158 5 251 8 10 18 19 28 28 82 78 205 128 318 131 13 0 26 0 39-1z">
          <text:p/>
        </draw:path>
        <draw:polygon draw:style-name="gr7" draw:text-style-name="P1" draw:layer="layout" svg:width="0cm" svg:height="0cm" svg:x="6.828cm" svg:y="15.54cm" svg:viewBox="0 0 0 0" draw:points="0,0">
          <text:p/>
        </draw:polygon>
        <draw:path draw:style-name="gr6" draw:text-style-name="P3" draw:layer="layout" svg:width="0.709cm" svg:height="0.239cm" svg:x="2.669cm" svg:y="15.661cm" svg:viewBox="0 0 710 240" svg:d="M219 0c-86 20-162 59-219 112 88 81 217 128 354 128s268-47 356-128c-57-53-134-92-220-112-77 54-194 54-271 0z">
          <text:p/>
        </draw:path>
        <draw:polygon draw:style-name="gr7" draw:text-style-name="P1" draw:layer="layout" svg:width="0cm" svg:height="0cm" svg:x="6.828cm" svg:y="15.54cm" svg:viewBox="0 0 0 0" draw:points="0,0">
          <text:p/>
        </draw:polygon>
        <draw:path draw:style-name="gr6" draw:text-style-name="P3" draw:layer="layout" svg:width="0.708cm" svg:height="0.239cm" svg:x="10.302cm" svg:y="17.489cm" svg:viewBox="0 0 709 240" svg:d="M219 0c-86 20-162 59-219 113 87 81 217 127 354 127s267-46 355-127c-58-54-134-93-220-113-76 54-194 54-270 0z">
          <text:p/>
        </draw:path>
        <draw:polygon draw:style-name="gr7" draw:text-style-name="P1" draw:layer="layout" svg:width="0cm" svg:height="0cm" svg:x="6.828cm" svg:y="15.54cm" svg:viewBox="0 0 0 0" draw:points="0,0">
          <text:p/>
        </draw:polygon>
        <draw:path draw:style-name="gr6" draw:text-style-name="P3" draw:layer="layout" svg:width="0.63cm" svg:height="0.45cm" svg:x="2.589cm" svg:y="14.46cm" svg:viewBox="0 0 631 451" svg:d="M410 451c44-10 76-33 89-65 5-11 7-22 7-35 0-74-83-157-193-192-111-37-214-13-240 53-14 32-7 71 18 109-10-9-19-19-28-28-82-94-84-196-4-252 79-57 222-54 353 5 130 59 219 163 219 255 0 82-71 140-181 149-13 1-26 1-40 1z">
          <text:p/>
        </draw:path>
        <draw:polygon draw:style-name="gr7" draw:text-style-name="P1" draw:layer="layout" svg:width="0cm" svg:height="0cm" svg:x="6.828cm" svg:y="15.54cm" svg:viewBox="0 0 0 0" draw:points="0,0">
          <text:p/>
        </draw:polygon>
        <draw:path draw:style-name="gr6" draw:text-style-name="P3" draw:layer="layout" svg:width="0.629cm" svg:height="0.45cm" svg:x="9.936cm" svg:y="14.775cm" svg:viewBox="0 0 630 451" svg:d="M408 451c46-9 78-33 91-65 4-10 6-22 6-34 0-74-83-158-193-193-110-36-213-13-240 53-13 32-7 72 18 110-10-10-19-19-27-29-83-94-84-196-5-252s222-54 352 6c132 59 220 162 220 255 0 82-70 140-181 148-14 1-27 2-41 1z">
          <text:p/>
        </draw:path>
        <draw:polygon draw:style-name="gr7" draw:text-style-name="P1" draw:layer="layout" svg:width="0cm" svg:height="0cm" svg:x="6.828cm" svg:y="15.54cm" svg:viewBox="0 0 0 0" draw:points="0,0">
          <text:p/>
        </draw:polygon>
        <draw:path draw:style-name="gr6" draw:text-style-name="P3" draw:layer="layout" svg:width="0.629cm" svg:height="0.45cm" svg:x="3.83cm" svg:y="13.312cm" svg:viewBox="0 0 630 451" svg:d="M409 451c45-10 77-33 90-65 4-12 6-23 6-35 0-75-83-157-193-193-111-35-213-12-240 53-13 32-7 71 18 109-10-9-19-18-27-28-83-93-84-195-5-251s223-54 353 5c131 60 219 162 219 255 0 83-70 141-181 149-13 1-26 1-40 1z">
          <text:p/>
        </draw:path>
        <draw:polygon draw:style-name="gr7" draw:text-style-name="P1" draw:layer="layout" svg:width="0cm" svg:height="0cm" svg:x="6.828cm" svg:y="15.54cm" svg:viewBox="0 0 0 0" draw:points="0,0">
          <text:p/>
        </draw:polygon>
        <draw:path draw:style-name="gr6" draw:text-style-name="P3" draw:layer="layout" svg:width="0.63cm" svg:height="0.45cm" svg:x="11.176cm" svg:y="16.516cm" svg:viewBox="0 0 631 451" svg:d="M409 451c44-10 77-33 90-65 4-10 6-22 6-34 0-76-83-158-193-194-110-35-213-12-240 54-13 32-6 70 19 108-10-9-20-18-28-28-82-93-84-195-5-251 80-56 222-54 353 5 131 60 220 163 220 255 0 83-71 141-183 149-13 1-26 1-39 1z">
          <text:p/>
        </draw:path>
        <draw:polygon draw:style-name="gr7" draw:text-style-name="P1" draw:layer="layout" svg:width="0cm" svg:height="0cm" svg:x="6.828cm" svg:y="15.54cm" svg:viewBox="0 0 0 0" draw:points="0,0">
          <text:p/>
        </draw:polygon>
        <draw:path draw:style-name="gr6" draw:text-style-name="P3" draw:layer="layout" svg:width="0.438cm" svg:height="0.308cm" svg:x="11.242cm" svg:y="16.658cm" svg:viewBox="0 0 439 309" svg:d="M433 244c4-10 6-22 6-34 0-75-83-158-193-194-110-35-213-12-240 54-13 32-6 71 19 109 82 77 205 127 318 130 45-10 77-33 90-65z">
          <text:p/>
        </draw:path>
        <draw:polygon draw:style-name="gr7" draw:text-style-name="P1" draw:layer="layout" svg:width="0cm" svg:height="0cm" svg:x="6.828cm" svg:y="15.54cm" svg:viewBox="0 0 0 0" draw:points="0,0">
          <text:p/>
        </draw:polygon>
        <draw:path draw:style-name="gr6" draw:text-style-name="P3" draw:layer="layout" svg:width="0.439cm" svg:height="0.308cm" svg:x="10.001cm" svg:y="14.916cm" svg:viewBox="0 0 440 309" svg:d="M434 244c4-10 6-22 6-34 0-74-82-157-193-193-110-36-213-13-240 54-13 32-7 71 18 109 83 76 206 126 319 129 45-9 77-33 90-65z">
          <text:p/>
        </draw:path>
        <draw:polygon draw:style-name="gr7" draw:text-style-name="P1" draw:layer="layout" svg:width="0cm" svg:height="0cm" svg:x="6.828cm" svg:y="15.54cm" svg:viewBox="0 0 0 0" draw:points="0,0">
          <text:p/>
        </draw:polygon>
        <draw:path draw:style-name="gr6" draw:text-style-name="P3" draw:layer="layout" svg:width="0.439cm" svg:height="0.309cm" svg:x="2.655cm" svg:y="14.601cm" svg:viewBox="0 0 440 310" svg:d="M433 245c5-11 7-22 7-35 0-74-83-157-193-193-111-36-214-13-240 54-14 32-7 71 18 109 83 76 207 126 319 130 44-10 76-33 89-65z">
          <text:p/>
        </draw:path>
        <draw:polygon draw:style-name="gr7" draw:text-style-name="P1" draw:layer="layout" svg:width="0cm" svg:height="0cm" svg:x="6.828cm" svg:y="15.54cm" svg:viewBox="0 0 0 0" draw:points="0,0">
          <text:p/>
        </draw:polygon>
        <draw:path draw:style-name="gr6" draw:text-style-name="P3" draw:layer="layout" svg:width="0.439cm" svg:height="0.308cm" svg:x="3.895cm" svg:y="13.454cm" svg:viewBox="0 0 440 309" svg:d="M434 243c4-11 6-22 6-34 0-75-83-157-194-193-110-35-212-12-239 53-13 32-7 71 18 109 83 78 206 128 319 131 45-10 77-33 90-66z">
          <text:p/>
        </draw:path>
        <draw:polygon draw:style-name="gr7" draw:text-style-name="P1" draw:layer="layout" svg:width="0cm" svg:height="0cm" svg:x="6.828cm" svg:y="15.54cm" svg:viewBox="0 0 0 0" draw:points="0,0">
          <text:p/>
        </draw:polygon>
        <draw:path draw:style-name="gr6" draw:text-style-name="P3" draw:layer="layout" svg:width="0.043cm" svg:height="2.456cm" svg:x="2.128cm" svg:y="13.542cm" svg:viewBox="0 0 44 2457" svg:d="M44 2248v-2248c-29 68-44 138-44 208v2249c0-72 15-142 44-209z">
          <text:p/>
        </draw:path>
        <draw:polygon draw:style-name="gr7" draw:text-style-name="P1" draw:layer="layout" svg:width="0cm" svg:height="0cm" svg:x="6.828cm" svg:y="15.54cm" svg:viewBox="0 0 0 0" draw:points="0,0">
          <text:p/>
        </draw:polygon>
        <draw:path draw:style-name="gr6" draw:text-style-name="P3" draw:layer="layout" svg:width="0.271cm" svg:height="0.058cm" svg:x="2.888cm" svg:y="15.645cm" svg:viewBox="0 0 272 59" svg:d="M272 17c-89-23-184-23-272 0 77 55 194 55 272 0z">
          <text:p/>
        </draw:path>
        <draw:polygon draw:style-name="gr7" draw:text-style-name="P1" draw:layer="layout" svg:width="0cm" svg:height="0cm" svg:x="6.828cm" svg:y="15.54cm" svg:viewBox="0 0 0 0" draw:points="0,0">
          <text:p/>
        </draw:polygon>
        <draw:path draw:style-name="gr6" draw:text-style-name="P3" draw:layer="layout" svg:width="0.27cm" svg:height="0.056cm" svg:x="10.521cm" svg:y="17.473cm" svg:viewBox="0 0 271 57" svg:d="M271 16c-88-21-183-21-271 0 76 55 195 55 271 0z">
          <text:p/>
        </draw:path>
        <draw:polygon draw:style-name="gr7" draw:text-style-name="P1" draw:layer="layout" svg:width="0cm" svg:height="0cm" svg:x="6.828cm" svg:y="15.54cm" svg:viewBox="0 0 0 0" draw:points="0,0">
          <text:p/>
        </draw:polygon>
        <draw:line draw:style-name="gr8" draw:text-style-name="P1" draw:layer="layout" svg:x1="11.969cm" svg:y1="17.178cm" svg:x2="2.427cm" svg:y2="14.892cm">
          <text:p/>
        </draw:line>
        <draw:line draw:style-name="gr8" draw:text-style-name="P1" draw:layer="layout" svg:x1="2.427cm" svg:y1="14.892cm" svg:x2="2.427cm" svg:y2="12.644cm">
          <text:p/>
        </draw:line>
        <draw:line draw:style-name="gr8" draw:text-style-name="P1" draw:layer="layout" svg:x1="2.427cm" svg:y1="12.644cm" svg:x2="5.29cm" svg:y2="13.331cm">
          <text:p/>
        </draw:line>
        <draw:line draw:style-name="gr8" draw:text-style-name="P1" draw:layer="layout" svg:x1="5.289cm" svg:y1="13.33cm" svg:x2="5.289cm" svg:y2="14.293cm">
          <text:p/>
        </draw:line>
        <draw:path draw:style-name="gr8" draw:text-style-name="P1" draw:layer="layout" svg:width="0.551cm" svg:height="0.57cm" svg:x="5.289cm" svg:y="14.293cm" svg:viewBox="0 0 552 571" svg:d="M0 0c0 218 233 459 552 571">
          <text:p/>
        </draw:path>
        <draw:line draw:style-name="gr8" draw:text-style-name="P1" draw:layer="layout" svg:x1="5.84cm" svg:y1="14.863cm" svg:x2="7.252cm" svg:y2="15.362cm">
          <text:p/>
        </draw:line>
        <draw:path draw:style-name="gr8" draw:text-style-name="P1" draw:layer="layout" svg:width="0.577cm" svg:height="0.061cm" svg:x="7.251cm" svg:y="15.361cm" svg:viewBox="0 0 578 62" svg:d="M0 0c210 77 425 82 578 16">
          <text:p/>
        </draw:path>
        <draw:line draw:style-name="gr8" draw:text-style-name="P1" draw:layer="layout" svg:x1="9.965cm" svg:y1="14.449cm" svg:x2="7.828cm" svg:y2="15.377cm">
          <text:p/>
        </draw:line>
        <draw:line draw:style-name="gr8" draw:text-style-name="P1" draw:layer="layout" svg:x1="9.964cm" svg:y1="14.449cm" svg:x2="11.969cm" svg:y2="14.93cm">
          <text:p/>
        </draw:line>
        <draw:line draw:style-name="gr8" draw:text-style-name="P1" draw:layer="layout" svg:x1="11.968cm" svg:y1="17.177cm" svg:x2="11.968cm" svg:y2="14.929cm">
          <text:p/>
        </draw:line>
        <draw:path draw:style-name="gr8" draw:text-style-name="P1" draw:layer="layout" svg:width="0.629cm" svg:height="0.3cm" svg:x="3.83cm" svg:y="13.312cm" svg:viewBox="0 0 630 301" svg:d="M630 301c0-93-88-195-219-255-130-60-274-62-353-5-79 56-78 158 5 251">
          <text:p/>
        </draw:path>
        <draw:path draw:style-name="gr8" draw:text-style-name="P1" draw:layer="layout" svg:width="0.385cm" svg:height="0.158cm" svg:x="3.893cm" svg:y="13.604cm" svg:viewBox="0 0 386 159" svg:d="M0 0c89 103 251 168 386 158">
          <text:p/>
        </draw:path>
        <draw:path draw:style-name="gr8" draw:text-style-name="P1" draw:layer="layout" svg:width="0.181cm" svg:height="0.148cm" svg:x="4.278cm" svg:y="13.613cm" svg:viewBox="0 0 182 149" svg:d="M0 149c111-8 182-66 182-149">
          <text:p/>
        </draw:path>
        <draw:path draw:style-name="gr8" draw:text-style-name="P1" draw:layer="layout" svg:width="0.752cm" svg:height="0.364cm" svg:x="5.348cm" svg:y="15.054cm" svg:viewBox="0 0 753 365" svg:d="M753 365c0-130-143-273-335-336-192-62-371-22-418 94">
          <text:p/>
        </draw:path>
        <draw:path draw:style-name="gr8" draw:text-style-name="P1" draw:layer="layout" svg:width="0.752cm" svg:height="0.423cm" svg:x="5.337cm" svg:y="15.176cm" svg:viewBox="0 0 753 424" svg:d="M11 0c-51 125 74 295 278 379 206 83 413 49 464-76">
          <text:p/>
        </draw:path>
        <draw:path draw:style-name="gr8" draw:text-style-name="P1" draw:layer="layout" svg:width="0.011cm" svg:height="0.06cm" svg:x="6.089cm" svg:y="15.418cm" svg:viewBox="0 0 12 61" svg:d="M0 61c8-19 12-39 12-61">
          <text:p/>
        </draw:path>
        <draw:path draw:style-name="gr8" draw:text-style-name="P1" draw:layer="layout" svg:width="0.752cm" svg:height="0.364cm" svg:x="8.306cm" svg:y="15.762cm" svg:viewBox="0 0 753 365" svg:d="M753 365c0-130-144-274-335-337-192-61-371-21-418 94">
          <text:p/>
        </draw:path>
        <draw:path draw:style-name="gr8" draw:text-style-name="P1" draw:layer="layout" svg:width="0.752cm" svg:height="0.424cm" svg:x="8.295cm" svg:y="15.884cm" svg:viewBox="0 0 753 425" svg:d="M11 0c-51 126 73 295 278 378 205 85 412 50 464-76">
          <text:p/>
        </draw:path>
        <draw:path draw:style-name="gr8" draw:text-style-name="P1" draw:layer="layout" svg:width="0.011cm" svg:height="0.059cm" svg:x="9.047cm" svg:y="16.127cm" svg:viewBox="0 0 12 60" svg:d="M0 60c8-18 12-38 12-60">
          <text:p/>
        </draw:path>
        <draw:path draw:style-name="gr8" draw:text-style-name="P1" draw:layer="layout" svg:width="0.63cm" svg:height="0.3cm" svg:x="2.589cm" svg:y="14.46cm" svg:viewBox="0 0 631 301" svg:d="M631 301c0-92-89-195-219-255-131-59-274-62-353-5-80 57-78 158 4 252">
          <text:p/>
        </draw:path>
        <draw:path draw:style-name="gr8" draw:text-style-name="P1" draw:layer="layout" svg:width="0.386cm" svg:height="0.158cm" svg:x="2.652cm" svg:y="14.752cm" svg:viewBox="0 0 387 159" svg:d="M0 0c90 102 252 168 387 158">
          <text:p/>
        </draw:path>
        <draw:path draw:style-name="gr8" draw:text-style-name="P1" draw:layer="layout" svg:width="0.181cm" svg:height="0.149cm" svg:x="3.038cm" svg:y="14.76cm" svg:viewBox="0 0 182 150" svg:d="M0 150c110-9 182-68 182-150">
          <text:p/>
        </draw:path>
        <draw:path draw:style-name="gr8" draw:text-style-name="P1" draw:layer="layout" svg:width="0.629cm" svg:height="0.301cm" svg:x="9.936cm" svg:y="14.775cm" svg:viewBox="0 0 630 302" svg:d="M630 302c0-92-88-195-220-255-130-60-273-62-352-6-79 57-78 159 5 252">
          <text:p/>
        </draw:path>
        <draw:path draw:style-name="gr8" draw:text-style-name="P1" draw:layer="layout" svg:width="0.385cm" svg:height="0.158cm" svg:x="9.999cm" svg:y="15.066cm" svg:viewBox="0 0 386 159" svg:d="M0 0c89 103 251 169 386 158">
          <text:p/>
        </draw:path>
        <draw:path draw:style-name="gr8" draw:text-style-name="P1" draw:layer="layout" svg:width="0.181cm" svg:height="0.148cm" svg:x="10.384cm" svg:y="15.075cm" svg:viewBox="0 0 182 149" svg:d="M0 149c112-8 182-67 182-149">
          <text:p/>
        </draw:path>
        <draw:path draw:style-name="gr8" draw:text-style-name="P1" draw:layer="layout" svg:width="0.63cm" svg:height="0.301cm" svg:x="11.176cm" svg:y="16.516cm" svg:viewBox="0 0 631 302" svg:d="M631 302c0-92-89-196-220-256-131-59-273-61-353-5-79 56-77 159 5 252">
          <text:p/>
        </draw:path>
        <draw:path draw:style-name="gr8" draw:text-style-name="P1" draw:layer="layout" svg:width="0.385cm" svg:height="0.158cm" svg:x="11.239cm" svg:y="16.808cm" svg:viewBox="0 0 386 159" svg:d="M0 0c89 103 251 168 386 158">
          <text:p/>
        </draw:path>
        <draw:path draw:style-name="gr8" draw:text-style-name="P1" draw:layer="layout" svg:width="0.182cm" svg:height="0.148cm" svg:x="11.624cm" svg:y="16.817cm" svg:viewBox="0 0 183 149" svg:d="M0 149c112-8 183-67 183-149">
          <text:p/>
        </draw:path>
        <draw:line draw:style-name="gr8" draw:text-style-name="P1" draw:layer="layout" svg:x1="11.969cm" svg:y1="17.177cm" svg:x2="11.512cm" svg:y2="18.028cm">
          <text:p/>
        </draw:line>
        <draw:line draw:style-name="gr8" draw:text-style-name="P1" draw:layer="layout" svg:x1="2.428cm" svg:y1="14.892cm" svg:x2="2.171cm" svg:y2="15.791cm">
          <text:p/>
        </draw:line>
        <draw:path draw:style-name="gr8" draw:text-style-name="P1" draw:layer="layout" svg:width="1.544cm" svg:height="0.485cm" svg:x="9.968cm" svg:y="18.027cm" svg:viewBox="0 0 1545 486" svg:d="M1545 0c-97 242-358 422-680 472s-654-40-865-234">
          <text:p/>
        </draw:path>
        <draw:path draw:style-name="gr8" draw:text-style-name="P1" draw:layer="layout" svg:width="1.186cm" svg:height="0.685cm" svg:x="2.128cm" svg:y="15.998cm" svg:viewBox="0 0 1187 686" svg:d="M1187 649c-273 72-576 39-811-90-236-129-376-337-376-559">
          <text:p/>
        </draw:path>
        <draw:path draw:style-name="gr8" draw:text-style-name="P1" draw:layer="layout" svg:width="0.043cm" svg:height="0.208cm" svg:x="2.128cm" svg:y="15.79cm" svg:viewBox="0 0 44 209" svg:d="M0 209c0-71 15-141 44-209">
          <text:p/>
        </draw:path>
        <draw:path draw:style-name="gr8" draw:text-style-name="P1" draw:layer="layout" svg:width="6.654cm" svg:height="1.824cm" svg:x="3.314cm" svg:y="16.441cm" svg:viewBox="0 0 6655 1825" svg:d="M0 206c2443-571 5091 73 6655 1619">
          <text:p/>
        </draw:path>
        <draw:path draw:style-name="gr8" draw:text-style-name="P1" draw:layer="layout" svg:width="0.021cm" svg:height="0.106cm" svg:x="10.196cm" svg:y="17.72cm" svg:viewBox="0 0 22 107" svg:d="M22 0c-15 34-22 70-22 107">
          <text:p/>
        </draw:path>
        <draw:path draw:style-name="gr8" draw:text-style-name="P1" draw:layer="layout" svg:width="0.92cm" svg:height="0.352cm" svg:x="10.196cm" svg:y="17.826cm" svg:viewBox="0 0 921 353" svg:d="M0 0c0 194 206 353 461 353 254 0 460-159 460-353">
          <text:p/>
        </draw:path>
        <draw:path draw:style-name="gr8" draw:text-style-name="P1" draw:layer="layout" svg:width="0.899cm" svg:height="0.353cm" svg:x="10.217cm" svg:y="17.473cm" svg:viewBox="0 0 900 354" svg:d="M900 354c0-176-166-324-391-350-224-26-441 77-509 243">
          <text:p/>
        </draw:path>
        <draw:path draw:style-name="gr8" draw:text-style-name="P1" draw:layer="layout" svg:width="0.021cm" svg:height="0.106cm" svg:x="2.564cm" svg:y="15.892cm" svg:viewBox="0 0 22 107" svg:d="M22 0c-14 35-22 71-22 107">
          <text:p/>
        </draw:path>
        <draw:path draw:style-name="gr8" draw:text-style-name="P1" draw:layer="layout" svg:width="0.919cm" svg:height="0.352cm" svg:x="2.564cm" svg:y="15.998cm" svg:viewBox="0 0 920 353" svg:d="M0 0c0 195 206 353 459 353 255 0 461-158 461-353">
          <text:p/>
        </draw:path>
        <draw:path draw:style-name="gr8" draw:text-style-name="P1" draw:layer="layout" svg:width="0.898cm" svg:height="0.353cm" svg:x="2.585cm" svg:y="15.645cm" svg:viewBox="0 0 899 354" svg:d="M899 354c0-175-166-323-391-350-225-26-441 78-508 244">
          <text:p/>
        </draw:path>
        <draw:line draw:style-name="gr8" draw:text-style-name="P1" draw:layer="layout" svg:x1="2.171cm" svg:y1="15.79cm" svg:x2="2.171cm" svg:y2="13.542cm">
          <text:p/>
        </draw:line>
        <draw:line draw:style-name="gr8" draw:text-style-name="P1" draw:layer="layout" svg:x1="2.171cm" svg:y1="13.543cm" svg:x2="2.428cm" svg:y2="12.644cm">
          <text:p/>
        </draw:line>
        <draw:path draw:style-name="gr8" draw:text-style-name="P1" draw:layer="layout" svg:width="0.043cm" svg:height="0.208cm" svg:x="2.128cm" svg:y="13.542cm" svg:viewBox="0 0 44 209" svg:d="M44 0c-29 69-44 139-44 209">
          <text:p/>
        </draw:path>
        <draw:path draw:style-name="gr8" draw:text-style-name="P1" draw:layer="layout" svg:width="0.432cm" svg:height="0.209cm" svg:x="3.902cm" svg:y="13.454cm" svg:viewBox="0 0 433 210" svg:d="M433 210c0-75-83-157-193-194-111-35-213-12-240 54">
          <text:p/>
        </draw:path>
        <draw:path draw:style-name="gr8" draw:text-style-name="P1" draw:layer="layout" svg:width="0.024cm" svg:height="0.109cm" svg:x="3.895cm" svg:y="13.523cm" svg:viewBox="0 0 25 110" svg:d="M7 0c-14 33-8 72 18 110">
          <text:p/>
        </draw:path>
        <draw:path draw:style-name="gr8" draw:text-style-name="P1" draw:layer="layout" svg:width="0.09cm" svg:height="0.065cm" svg:x="4.238cm" svg:y="13.697cm" svg:viewBox="0 0 91 66" svg:d="M0 66c45-10 77-33 91-66">
          <text:p/>
        </draw:path>
        <draw:path draw:style-name="gr8" draw:text-style-name="P1" draw:layer="layout" svg:width="0.006cm" svg:height="0.034cm" svg:x="4.328cm" svg:y="13.663cm" svg:viewBox="0 0 7 35" svg:d="M0 35c5-11 7-23 7-35">
          <text:p/>
        </draw:path>
        <draw:path draw:style-name="gr8" draw:text-style-name="P1" draw:layer="layout" svg:width="0.432cm" svg:height="0.209cm" svg:x="2.662cm" svg:y="14.601cm" svg:viewBox="0 0 433 210" svg:d="M433 210c0-74-83-158-193-193-111-36-214-13-240 53">
          <text:p/>
        </draw:path>
        <draw:path draw:style-name="gr8" draw:text-style-name="P1" draw:layer="layout" svg:width="0.026cm" svg:height="0.109cm" svg:x="2.655cm" svg:y="14.671cm" svg:viewBox="0 0 27 110" svg:d="M8 0c-15 32-7 72 19 110">
          <text:p/>
        </draw:path>
        <draw:path draw:style-name="gr8" draw:text-style-name="P1" draw:layer="layout" svg:width="0.089cm" svg:height="0.065cm" svg:x="2.998cm" svg:y="14.845cm" svg:viewBox="0 0 90 66" svg:d="M0 66c44-10 77-34 90-66">
          <text:p/>
        </draw:path>
        <draw:path draw:style-name="gr8" draw:text-style-name="P1" draw:layer="layout" svg:width="0.007cm" svg:height="0.035cm" svg:x="3.087cm" svg:y="14.81cm" svg:viewBox="0 0 8 36" svg:d="M0 36c5-12 8-23 8-36">
          <text:p/>
        </draw:path>
        <draw:path draw:style-name="gr8" draw:text-style-name="P1" draw:layer="layout" svg:width="0.432cm" svg:height="0.209cm" svg:x="10.008cm" svg:y="14.916cm" svg:viewBox="0 0 433 210" svg:d="M433 210c0-74-82-157-192-193-111-36-214-13-241 54">
          <text:p/>
        </draw:path>
        <draw:path draw:style-name="gr8" draw:text-style-name="P1" draw:layer="layout" svg:width="0.025cm" svg:height="0.109cm" svg:x="10.001cm" svg:y="14.986cm" svg:viewBox="0 0 26 110" svg:d="M7 0c-14 32-7 71 19 110">
          <text:p/>
        </draw:path>
        <draw:path draw:style-name="gr8" draw:text-style-name="P1" draw:layer="layout" svg:width="0.09cm" svg:height="0.065cm" svg:x="10.344cm" svg:y="15.159cm" svg:viewBox="0 0 91 66" svg:d="M0 66c46-9 78-34 91-66">
          <text:p/>
        </draw:path>
        <draw:path draw:style-name="gr8" draw:text-style-name="P1" draw:layer="layout" svg:width="0.006cm" svg:height="0.034cm" svg:x="10.434cm" svg:y="15.125cm" svg:viewBox="0 0 7 35" svg:d="M0 35c5-10 7-23 7-35">
          <text:p/>
        </draw:path>
        <draw:path draw:style-name="gr8" draw:text-style-name="P1" draw:layer="layout" svg:width="0.432cm" svg:height="0.209cm" svg:x="11.248cm" svg:y="16.658cm" svg:viewBox="0 0 433 210" svg:d="M433 210c0-76-82-158-192-194-111-35-214-12-241 54">
          <text:p/>
        </draw:path>
        <draw:path draw:style-name="gr8" draw:text-style-name="P1" draw:layer="layout" svg:width="0.025cm" svg:height="0.108cm" svg:x="11.242cm" svg:y="16.728cm" svg:viewBox="0 0 26 109" svg:d="M7 0c-14 32-7 71 19 109">
          <text:p/>
        </draw:path>
        <draw:path draw:style-name="gr8" draw:text-style-name="P1" draw:layer="layout" svg:width="0.089cm" svg:height="0.065cm" svg:x="11.585cm" svg:y="16.901cm" svg:viewBox="0 0 90 66" svg:d="M0 66c45-10 77-33 90-66">
          <text:p/>
        </draw:path>
        <draw:path draw:style-name="gr8" draw:text-style-name="P1" draw:layer="layout" svg:width="0.006cm" svg:height="0.034cm" svg:x="11.674cm" svg:y="16.867cm" svg:viewBox="0 0 7 35" svg:d="M0 35c4-10 7-23 7-35">
          <text:p/>
        </draw:path>
        <draw:path draw:style-name="gr8" draw:text-style-name="P1" draw:layer="layout" svg:width="0.708cm" svg:height="0.127cm" svg:x="10.302cm" svg:y="17.601cm" svg:viewBox="0 0 709 128" svg:d="M0 0c87 81 217 128 354 128s267-47 355-128">
          <text:p/>
        </draw:path>
        <draw:path draw:style-name="gr8" draw:text-style-name="P1" draw:layer="layout" svg:width="0.709cm" svg:height="0.127cm" svg:x="2.669cm" svg:y="15.773cm" svg:viewBox="0 0 710 128" svg:d="M0 0c88 82 217 128 354 128s268-46 356-128">
          <text:p/>
        </draw:path>
        <draw:path draw:style-name="gr8" draw:text-style-name="P1" draw:layer="layout" svg:width="0.27cm" svg:height="0.041cm" svg:x="10.521cm" svg:y="17.489cm" svg:viewBox="0 0 271 42" svg:d="M0 0c76 56 195 56 271 0">
          <text:p/>
        </draw:path>
        <draw:path draw:style-name="gr8" draw:text-style-name="P1" draw:layer="layout" svg:width="0.271cm" svg:height="0.04cm" svg:x="2.888cm" svg:y="15.661cm" svg:viewBox="0 0 272 41" svg:d="M0 0c77 55 194 55 272 0">
          <text:p/>
        </draw:path>
        <draw:line draw:style-name="gr8" draw:text-style-name="P1" draw:layer="layout" svg:x1="2.128cm" svg:y1="13.75cm" svg:x2="2.128cm" svg:y2="15.998cm">
          <text:p/>
        </draw:line>
        <draw:path draw:style-name="gr6" draw:text-style-name="P3" draw:layer="layout" svg:width="9.74cm" svg:height="6.208cm" svg:x="2.119cm" svg:y="3.768cm" svg:viewBox="0 0 9741 6209" svg:d="M381 0l9360 2668v2273l-518 824c-117 241-403 411-739 440s-665-89-850-304c-316-342-692-652-1116-918v-974c0-63-17-135-46-206-28-68-66-135-109-197-89-126-203-234-326-313l-89-56-90-55-91-54-92-53-93-51-93-50-95-49-95-48-96-46-97-46-98-44-98-42-99-42-100-40c-33-13-68-24-102-34-36-9-70-16-103-21-80-12-144-10-198-4-73 9-129 26-176 48l-163 79-165 81-165 84-167 88-167 90-167 93-168 95-168 99-170 100-168 104-168 105-168 108-168 110-167 112c-238 24-474 59-707 104-265 44-541-5-752-135-211-129-334-324-334-530v-2272c0-83 20-165 59-242z">
          <text:p/>
        </draw:path>
        <draw:polygon draw:style-name="gr7" draw:text-style-name="P1" draw:layer="layout" svg:width="0cm" svg:height="0cm" svg:x="7.122cm" svg:y="5.919cm" svg:viewBox="0 0 0 0" draw:points="0,0">
          <text:p/>
        </draw:polygon>
        <draw:path draw:style-name="gr6" draw:text-style-name="P3" draw:layer="layout" svg:width="9.359cm" svg:height="4.941cm" svg:x="2.5cm" svg:y="3.768cm" svg:viewBox="0 0 9360 4942" svg:d="M0 0l9360 2668v2274l-2808-800v-975c0-220-228-472-540-597l-1384-558c-207-83-418-96-566-36l-2097 857-1965-560z">
          <text:p/>
        </draw:path>
        <draw:polygon draw:style-name="gr7" draw:text-style-name="P1" draw:layer="layout" svg:width="0cm" svg:height="0cm" svg:x="7.122cm" svg:y="5.919cm" svg:viewBox="0 0 0 0" draw:points="0,0">
          <text:p/>
        </draw:polygon>
        <draw:path draw:style-name="gr6" draw:text-style-name="P3" draw:layer="layout" svg:width="5.139cm" svg:height="3.044cm" svg:x="3.912cm" svg:y="5.707cm" svg:viewBox="0 0 5140 3045" svg:d="M4725 3045l415-842v-975c0-220-228-472-540-597l-1385-558c-207-83-418-96-566-36l-2096 857-553 1122 167-112 168-111 168-108 168-105 168-104 169-100 168-99 168-95 167-93 167-90 167-88 165-84 165-81 163-79c47-22 103-39 176-48 54-6 118-8 198 4 33 5 67 12 103 21 34 10 69 21 102 34l100 40 99 42 98 42 98 44 97 46 96 46 95 48 95 49 93 50 94 51 92 53 91 54 90 55 89 56c123 79 237 187 326 313 43 62 81 129 109 197 29 72 46 144 46 207z">
          <text:p/>
        </draw:path>
        <draw:polygon draw:style-name="gr7" draw:text-style-name="P1" draw:layer="layout" svg:width="0cm" svg:height="0cm" svg:x="7.122cm" svg:y="5.919cm" svg:viewBox="0 0 0 0" draw:points="0,0">
          <text:p/>
        </draw:polygon>
        <draw:path draw:style-name="gr6" draw:text-style-name="P3" draw:layer="layout" svg:width="3.223cm" svg:height="2.067cm" svg:x="8.636cm" svg:y="7.909cm" svg:viewBox="0 0 3224 2068" svg:d="M2706 1624l518-824-2809-800-415 842c424 266 800 576 1116 918 185 215 514 333 850 304s622-199 740-440z">
          <text:p/>
        </draw:path>
        <draw:polygon draw:style-name="gr7" draw:text-style-name="P1" draw:layer="layout" svg:width="0cm" svg:height="0cm" svg:x="7.122cm" svg:y="5.919cm" svg:viewBox="0 0 0 0" draw:points="0,0">
          <text:p/>
        </draw:polygon>
        <draw:path draw:style-name="gr6" draw:text-style-name="P3" draw:layer="layout" svg:width="2.346cm" svg:height="1.801cm" svg:x="2.119cm" svg:y="6.041cm" svg:viewBox="0 0 2347 1802" svg:d="M1086 1786c233-45 470-80 708-104l553-1121-1966-561-322 879c-39 78-59 160-59 242 0 206 123 401 334 530 211 130 487 179 752 135z">
          <text:p/>
        </draw:path>
        <draw:polygon draw:style-name="gr7" draw:text-style-name="P1" draw:layer="layout" svg:width="0cm" svg:height="0cm" svg:x="7.122cm" svg:y="5.919cm" svg:viewBox="0 0 0 0" draw:points="0,0">
          <text:p/>
        </draw:polygon>
        <draw:polygon draw:style-name="gr6" draw:text-style-name="P3" draw:layer="layout" svg:width="0.322cm" svg:height="3.151cm" svg:x="2.178cm" svg:y="3.768cm" svg:viewBox="0 0 323 3152" draw:points="323,0 323,2274 0,3152 0,879">
          <text:p/>
        </draw:polygon>
        <draw:polygon draw:style-name="gr7" draw:text-style-name="P1" draw:layer="layout" svg:width="0cm" svg:height="0cm" svg:x="7.122cm" svg:y="5.919cm" svg:viewBox="0 0 0 0" draw:points="0,0">
          <text:p/>
        </draw:polygon>
        <draw:path draw:style-name="gr6" draw:text-style-name="P3" draw:layer="layout" svg:width="0.84cm" svg:height="0.638cm" svg:x="10.082cm" svg:y="8.977cm" svg:viewBox="0 0 841 639" svg:d="M814 432c18-36 27-74 27-112 0-177-188-320-420-320-233 0-421 143-421 320 0 154 145 287 345 314 201 28 398-57 469-202z">
          <text:p/>
        </draw:path>
        <draw:polygon draw:style-name="gr7" draw:text-style-name="P1" draw:layer="layout" svg:width="0cm" svg:height="0cm" svg:x="7.122cm" svg:y="5.919cm" svg:viewBox="0 0 0 0" draw:points="0,0">
          <text:p/>
        </draw:polygon>
        <draw:path draw:style-name="gr6" draw:text-style-name="P3" draw:layer="layout" svg:width="0.839cm" svg:height="0.638cm" svg:x="2.595cm" svg:y="6.842cm" svg:viewBox="0 0 840 639" svg:d="M813 431c18-35 27-73 27-112 0-176-188-319-420-319-233 0-420 143-420 319 0 155 145 288 345 315 200 28 397-57 468-203z">
          <text:p/>
        </draw:path>
        <draw:polygon draw:style-name="gr7" draw:text-style-name="P1" draw:layer="layout" svg:width="0cm" svg:height="0cm" svg:x="7.122cm" svg:y="5.919cm" svg:viewBox="0 0 0 0" draw:points="0,0">
          <text:p/>
        </draw:polygon>
        <draw:path draw:style-name="gr6" draw:text-style-name="P3" draw:layer="layout" svg:width="0.749cm" svg:height="0.562cm" svg:x="5.354cm" svg:y="4.765cm" svg:viewBox="0 0 750 563" svg:d="M734 459c60-121-53-298-251-395-198-99-408-81-467 41-11 21-16 45-16 70 0 129 136 277 321 348 184 72 360 45 413-64z">
          <text:p/>
        </draw:path>
        <draw:polygon draw:style-name="gr7" draw:text-style-name="P1" draw:layer="layout" svg:width="0cm" svg:height="0cm" svg:x="7.122cm" svg:y="5.919cm" svg:viewBox="0 0 0 0" draw:points="0,0">
          <text:p/>
        </draw:polygon>
        <draw:path draw:style-name="gr6" draw:text-style-name="P3" draw:layer="layout" svg:width="0.748cm" svg:height="0.562cm" svg:x="8.256cm" svg:y="5.592cm" svg:viewBox="0 0 749 563" svg:d="M733 459c60-121-52-298-251-396s-407-79-467 41c-10 21-15 45-15 70 0 130 136 278 320 349 184 72 360 44 413-64z">
          <text:p/>
        </draw:path>
        <draw:polygon draw:style-name="gr7" draw:text-style-name="P1" draw:layer="layout" svg:width="0cm" svg:height="0cm" svg:x="7.122cm" svg:y="5.919cm" svg:viewBox="0 0 0 0" draw:points="0,0">
          <text:p/>
        </draw:polygon>
        <draw:path draw:style-name="gr6" draw:text-style-name="P3" draw:layer="layout" svg:width="0.617cm" svg:height="0.463cm" svg:x="2.659cm" svg:y="3.994cm" svg:viewBox="0 0 618 464" svg:d="M391 462c14 1 27 2 41 2 142-2 216-90 175-205s-186-223-339-252c-154-29-268 29-268 136 0 42 17 88 50 132 8 11 17 21 26 31 79 84 201 145 315 156z">
          <text:p/>
        </draw:path>
        <draw:polygon draw:style-name="gr7" draw:text-style-name="P1" draw:layer="layout" svg:width="0cm" svg:height="0cm" svg:x="7.122cm" svg:y="5.919cm" svg:viewBox="0 0 0 0" draw:points="0,0">
          <text:p/>
        </draw:polygon>
        <draw:path draw:style-name="gr6" draw:text-style-name="P3" draw:layer="layout" svg:width="0.618cm" svg:height="0.463cm" svg:x="11.082cm" svg:y="6.396cm" svg:viewBox="0 0 619 464" svg:d="M391 463c14 1 28 1 41 1 142-2 217-89 175-205-41-115-186-222-340-252-153-29-267 29-267 137 0 41 18 87 51 132 8 10 16 21 26 31 78 85 200 145 314 156z">
          <text:p/>
        </draw:path>
        <draw:polygon draw:style-name="gr7" draw:text-style-name="P1" draw:layer="layout" svg:width="0cm" svg:height="0cm" svg:x="7.122cm" svg:y="5.919cm" svg:viewBox="0 0 0 0" draw:points="0,0">
          <text:p/>
        </draw:polygon>
        <draw:path draw:style-name="gr6" draw:text-style-name="P3" draw:layer="layout" svg:width="0.618cm" svg:height="0.464cm" svg:x="3.875cm" svg:y="5.802cm" svg:viewBox="0 0 619 465" svg:d="M392 463c14 1 27 2 40 2 142-2 217-90 176-206-41-115-186-222-339-251-154-30-269 29-269 136 0 42 18 88 51 132 8 11 17 21 26 31 79 84 201 145 315 156z">
          <text:p/>
        </draw:path>
        <draw:polygon draw:style-name="gr7" draw:text-style-name="P1" draw:layer="layout" svg:width="0cm" svg:height="0cm" svg:x="7.122cm" svg:y="5.919cm" svg:viewBox="0 0 0 0" draw:points="0,0">
          <text:p/>
        </draw:polygon>
        <draw:path draw:style-name="gr6" draw:text-style-name="P3" draw:layer="layout" svg:width="0.618cm" svg:height="0.463cm" svg:x="9.865cm" svg:y="7.51cm" svg:viewBox="0 0 619 464" svg:d="M392 463c14 1 27 2 40 1 142-2 217-89 176-204-42-115-186-223-341-252-153-30-267 29-267 137 0 42 18 87 51 132 8 10 17 21 26 31 78 84 200 144 315 155z">
          <text:p/>
        </draw:path>
        <draw:polygon draw:style-name="gr7" draw:text-style-name="P1" draw:layer="layout" svg:width="0cm" svg:height="0cm" svg:x="7.122cm" svg:y="5.919cm" svg:viewBox="0 0 0 0" draw:points="0,0">
          <text:p/>
        </draw:polygon>
        <draw:path draw:style-name="gr6" draw:text-style-name="P3" draw:layer="layout" svg:width="0.532cm" svg:height="0.422cm" svg:x="12.169cm" svg:y="4.3cm" svg:viewBox="0 0 533 423" svg:d="M28 71c37-74 158-93 284-44 128 49 221 152 221 240 0 18-3 34-11 49l-17 35c-11 22-29 39-53 52-67 33-172 24-269-24-96-47-167-124-181-198-5-26-2-51 9-74z">
          <text:p/>
        </draw:path>
        <draw:polygon draw:style-name="gr7" draw:text-style-name="P1" draw:layer="layout" svg:width="0cm" svg:height="0cm" svg:x="7.122cm" svg:y="5.919cm" svg:viewBox="0 0 0 0" draw:points="0,0">
          <text:p/>
        </draw:polygon>
        <draw:path draw:style-name="gr6" draw:text-style-name="P3" draw:layer="layout" svg:width="0.533cm" svg:height="0.422cm" svg:x="4.962cm" svg:y="3.706cm" svg:viewBox="0 0 534 423" svg:d="M29 72c36-75 158-94 285-45 126 49 220 151 220 240 0 17-4 34-11 49l-18 35c-10 22-29 40-53 52-67 33-171 24-267-23-98-48-168-126-182-199-5-27-3-52 8-74z">
          <text:p/>
        </draw:path>
        <draw:polygon draw:style-name="gr7" draw:text-style-name="P1" draw:layer="layout" svg:width="0cm" svg:height="0cm" svg:x="7.122cm" svg:y="5.919cm" svg:viewBox="0 0 0 0" draw:points="0,0">
          <text:p/>
        </draw:polygon>
        <draw:path draw:style-name="gr6" draw:text-style-name="P3" draw:layer="layout" svg:width="0.532cm" svg:height="0.422cm" svg:x="10.952cm" svg:y="5.414cm" svg:viewBox="0 0 533 423" svg:d="M29 71c36-74 157-93 283-44 127 49 221 151 221 239 0 19-3 35-10 50l-18 35c-11 22-30 39-54 52-67 33-171 24-267-23-97-48-167-126-181-199-5-27-3-52 8-74z">
          <text:p/>
        </draw:path>
        <draw:polygon draw:style-name="gr7" draw:text-style-name="P1" draw:layer="layout" svg:width="0cm" svg:height="0cm" svg:x="7.122cm" svg:y="5.919cm" svg:viewBox="0 0 0 0" draw:points="0,0">
          <text:p/>
        </draw:polygon>
        <draw:path draw:style-name="gr6" draw:text-style-name="P3" draw:layer="layout" svg:width="0.532cm" svg:height="0.421cm" svg:x="3.746cm" svg:y="1.898cm" svg:viewBox="0 0 533 422" svg:d="M28 72c37-75 157-94 285-45 126 49 220 151 220 240 0 17-4 33-11 48l-18 36c-10 21-28 39-53 51-66 34-171 25-268-23-96-48-167-125-181-198-5-27-2-52 8-74z">
          <text:p/>
        </draw:path>
        <draw:polygon draw:style-name="gr7" draw:text-style-name="P1" draw:layer="layout" svg:width="0cm" svg:height="0cm" svg:x="7.122cm" svg:y="5.919cm" svg:viewBox="0 0 0 0" draw:points="0,0">
          <text:p/>
        </draw:polygon>
        <draw:path draw:style-name="gr6" draw:text-style-name="P3" draw:layer="layout" svg:width="0.515cm" svg:height="0.386cm" svg:x="12.186cm" svg:y="4.3cm" svg:viewBox="0 0 516 387" svg:d="M516 267c0 18-3 34-11 49-41 82-185 95-321 28s-214-189-173-273c37-74 158-93 284-44 128 49 221 152 221 240z">
          <text:p/>
        </draw:path>
        <draw:polygon draw:style-name="gr7" draw:text-style-name="P1" draw:layer="layout" svg:width="0cm" svg:height="0cm" svg:x="7.122cm" svg:y="5.919cm" svg:viewBox="0 0 0 0" draw:points="0,0">
          <text:p/>
        </draw:polygon>
        <draw:path draw:style-name="gr6" draw:text-style-name="P3" draw:layer="layout" svg:width="0.514cm" svg:height="0.386cm" svg:x="10.97cm" svg:y="5.414cm" svg:viewBox="0 0 515 387" svg:d="M515 267c0 18-3 34-10 49-41 82-185 95-321 28-137-67-214-190-173-273 36-74 158-93 284-44 127 49 220 151 220 240z">
          <text:p/>
        </draw:path>
        <draw:polygon draw:style-name="gr7" draw:text-style-name="P1" draw:layer="layout" svg:width="0cm" svg:height="0cm" svg:x="7.122cm" svg:y="5.919cm" svg:viewBox="0 0 0 0" draw:points="0,0">
          <text:p/>
        </draw:polygon>
        <draw:path draw:style-name="gr6" draw:text-style-name="P3" draw:layer="layout" svg:width="0.515cm" svg:height="0.386cm" svg:x="4.98cm" svg:y="3.706cm" svg:viewBox="0 0 516 387" svg:d="M516 267c0 17-4 33-11 48-41 84-186 96-322 28-136-67-213-189-172-271 36-75 157-94 284-45s221 151 221 240z">
          <text:p/>
        </draw:path>
        <draw:polygon draw:style-name="gr7" draw:text-style-name="P1" draw:layer="layout" svg:width="0cm" svg:height="0cm" svg:x="7.122cm" svg:y="5.919cm" svg:viewBox="0 0 0 0" draw:points="0,0">
          <text:p/>
        </draw:polygon>
        <draw:path draw:style-name="gr6" draw:text-style-name="P3" draw:layer="layout" svg:width="0.515cm" svg:height="0.386cm" svg:x="3.763cm" svg:y="1.898cm" svg:viewBox="0 0 516 387" svg:d="M516 268c0 17-4 33-11 48-41 83-184 96-320 28-138-67-215-189-174-272 37-75 158-93 285-45 126 49 220 151 220 241z">
          <text:p/>
        </draw:path>
        <draw:polygon draw:style-name="gr7" draw:text-style-name="P1" draw:layer="layout" svg:width="0cm" svg:height="0cm" svg:x="7.122cm" svg:y="5.919cm" svg:viewBox="0 0 0 0" draw:points="0,0">
          <text:p/>
        </draw:polygon>
        <draw:path draw:style-name="gr6" draw:text-style-name="P3" draw:layer="layout" svg:width="0.059cm" svg:height="2.514cm" svg:x="2.119cm" svg:y="4.647cm" svg:viewBox="0 0 60 2515" svg:d="M60 0v2273c-40 78-60 160-60 242v-2273c0-83 20-165 60-242z">
          <text:p/>
        </draw:path>
        <draw:polygon draw:style-name="gr7" draw:text-style-name="P1" draw:layer="layout" svg:width="0cm" svg:height="0cm" svg:x="7.122cm" svg:y="5.919cm" svg:viewBox="0 0 0 0" draw:points="0,0">
          <text:p/>
        </draw:polygon>
        <draw:path draw:style-name="gr6" draw:text-style-name="P3" draw:layer="layout" svg:width="0.618cm" svg:height="0.463cm" svg:x="11.082cm" svg:y="6.396cm" svg:viewBox="0 0 619 464" svg:d="M391 463c44-7 75-28 90-57 34-70-30-172-144-229-115-56-235-45-269 24-6 12-9 26-9 40 0 21 6 43 18 66-10-10-18-21-26-31-33-45-51-91-51-132 0-108 114-166 267-137 154 30 299 137 340 252 42 116-33 203-175 205-13 0-27 0-41-1z">
          <text:p/>
        </draw:path>
        <draw:polygon draw:style-name="gr7" draw:text-style-name="P1" draw:layer="layout" svg:width="0cm" svg:height="0cm" svg:x="7.122cm" svg:y="5.919cm" svg:viewBox="0 0 0 0" draw:points="0,0">
          <text:p/>
        </draw:polygon>
        <draw:path draw:style-name="gr6" draw:text-style-name="P3" draw:layer="layout" svg:width="0.618cm" svg:height="0.464cm" svg:x="3.875cm" svg:y="5.802cm" svg:viewBox="0 0 619 465" svg:d="M392 463c43-7 75-28 89-58 35-69-30-171-144-227s-235-46-269 23c-6 13-9 26-9 41 0 20 6 43 18 65-9-10-18-20-26-31-33-44-51-90-51-132 0-107 115-166 269-136 153 29 298 136 339 251 41 116-34 204-176 206-13 0-26-1-40-2z">
          <text:p/>
        </draw:path>
        <draw:polygon draw:style-name="gr7" draw:text-style-name="P1" draw:layer="layout" svg:width="0cm" svg:height="0cm" svg:x="7.122cm" svg:y="5.919cm" svg:viewBox="0 0 0 0" draw:points="0,0">
          <text:p/>
        </draw:polygon>
        <draw:path draw:style-name="gr6" draw:text-style-name="P3" draw:layer="layout" svg:width="0.617cm" svg:height="0.463cm" svg:x="2.659cm" svg:y="3.994cm" svg:viewBox="0 0 618 464" svg:d="M391 462c43-7 75-27 90-57 34-70-31-172-145-228s-235-46-269 24c-6 12-9 25-9 40 0 21 6 43 18 65-9-10-18-20-26-31-33-44-50-90-50-132 0-107 114-165 268-136 153 29 298 137 339 252s-33 203-175 205c-14 0-27-1-41-2z">
          <text:p/>
        </draw:path>
        <draw:polygon draw:style-name="gr7" draw:text-style-name="P1" draw:layer="layout" svg:width="0cm" svg:height="0cm" svg:x="7.122cm" svg:y="5.919cm" svg:viewBox="0 0 0 0" draw:points="0,0">
          <text:p/>
        </draw:polygon>
        <draw:path draw:style-name="gr6" draw:text-style-name="P3" draw:layer="layout" svg:width="0.618cm" svg:height="0.463cm" svg:x="9.865cm" svg:y="7.51cm" svg:viewBox="0 0 619 464" svg:d="M392 463c43-7 75-28 89-57 34-70-30-171-144-228-115-57-235-45-269 24-6 12-9 26-9 41 0 20 6 43 18 65-9-10-18-21-26-31-33-45-51-90-51-132 0-108 114-167 267-137 155 29 299 137 341 252 41 115-34 202-176 204-13 1-26 0-40-1z">
          <text:p/>
        </draw:path>
        <draw:polygon draw:style-name="gr7" draw:text-style-name="P1" draw:layer="layout" svg:width="0cm" svg:height="0cm" svg:x="7.122cm" svg:y="5.919cm" svg:viewBox="0 0 0 0" draw:points="0,0">
          <text:p/>
        </draw:polygon>
        <draw:path draw:style-name="gr6" draw:text-style-name="P3" draw:layer="layout" svg:width="0.431cm" svg:height="0.32cm" svg:x="2.717cm" svg:y="4.136cm" svg:viewBox="0 0 432 321" svg:d="M333 321c43-7 75-27 90-57 34-69-31-172-145-228s-235-46-269 24c-6 12-9 25-9 40 0 21 6 43 18 65 79 85 201 145 315 156z">
          <text:p/>
        </draw:path>
        <draw:polygon draw:style-name="gr7" draw:text-style-name="P1" draw:layer="layout" svg:width="0cm" svg:height="0cm" svg:x="7.122cm" svg:y="5.919cm" svg:viewBox="0 0 0 0" draw:points="0,0">
          <text:p/>
        </draw:polygon>
        <draw:path draw:style-name="gr6" draw:text-style-name="P3" draw:layer="layout" svg:width="0.43cm" svg:height="0.321cm" svg:x="9.924cm" svg:y="7.651cm" svg:viewBox="0 0 431 322" svg:d="M333 322c43-7 75-28 89-57 34-70-30-172-144-229-115-56-235-45-269 24-6 12-9 26-9 41 0 20 6 43 18 65 78 85 201 145 315 156z">
          <text:p/>
        </draw:path>
        <draw:polygon draw:style-name="gr7" draw:text-style-name="P1" draw:layer="layout" svg:width="0cm" svg:height="0cm" svg:x="7.122cm" svg:y="5.919cm" svg:viewBox="0 0 0 0" draw:points="0,0">
          <text:p/>
        </draw:polygon>
        <draw:path draw:style-name="gr6" draw:text-style-name="P3" draw:layer="layout" svg:width="0.43cm" svg:height="0.32cm" svg:x="3.934cm" svg:y="5.944cm" svg:viewBox="0 0 431 321" svg:d="M333 321c43-7 75-28 89-58 35-69-30-171-144-227s-235-46-269 23c-6 13-9 26-9 41 0 20 6 43 18 65 78 84 201 145 315 156z">
          <text:p/>
        </draw:path>
        <draw:polygon draw:style-name="gr7" draw:text-style-name="P1" draw:layer="layout" svg:width="0cm" svg:height="0cm" svg:x="7.122cm" svg:y="5.919cm" svg:viewBox="0 0 0 0" draw:points="0,0">
          <text:p/>
        </draw:polygon>
        <draw:path draw:style-name="gr6" draw:text-style-name="P3" draw:layer="layout" svg:width="0.43cm" svg:height="0.321cm" svg:x="11.141cm" svg:y="6.537cm" svg:viewBox="0 0 431 322" svg:d="M332 322c44-7 75-28 90-57 34-70-30-171-144-228-115-57-235-46-269 24-6 12-9 26-9 40 0 21 6 43 18 66 78 84 200 144 314 155z">
          <text:p/>
        </draw:path>
        <draw:polygon draw:style-name="gr7" draw:text-style-name="P1" draw:layer="layout" svg:width="0cm" svg:height="0cm" svg:x="7.122cm" svg:y="5.919cm" svg:viewBox="0 0 0 0" draw:points="0,0">
          <text:p/>
        </draw:polygon>
        <draw:path draw:style-name="gr6" draw:text-style-name="P3" draw:layer="layout" svg:width="0.57cm" svg:height="0.467cm" svg:x="3.697cm" svg:y="1.97cm" svg:viewBox="0 0 571 468" svg:d="M571 244l-18 36c-10 21-28 39-53 51l-13 28c-1 15-4 29-11 42-38 78-174 90-302 27-129-64-202-179-163-257 6-12 16-24 27-33l14-29c-5-27-2-52 8-74l18-35c-41 83 36 205 173 272 136 68 279 55 320-28z">
          <text:p/>
        </draw:path>
        <draw:polygon draw:style-name="gr7" draw:text-style-name="P1" draw:layer="layout" svg:width="0cm" svg:height="0cm" svg:x="7.122cm" svg:y="5.919cm" svg:viewBox="0 0 0 0" draw:points="0,0">
          <text:p/>
        </draw:polygon>
        <draw:path draw:style-name="gr6" draw:text-style-name="P3" draw:layer="layout" svg:width="0.571cm" svg:height="0.467cm" svg:x="4.914cm" svg:y="3.778cm" svg:viewBox="0 0 572 468" svg:d="M572 244l-18 35c-10 22-29 40-54 52l-14 28c0 15-4 29-10 42-38 78-174 90-302 26-129-63-202-178-163-257 6-13 15-24 27-34l14-27c-5-27-3-52 8-74l18-35c-41 82 36 205 172 272s281 55 322-28z">
          <text:p/>
        </draw:path>
        <draw:polygon draw:style-name="gr7" draw:text-style-name="P1" draw:layer="layout" svg:width="0cm" svg:height="0cm" svg:x="7.122cm" svg:y="5.919cm" svg:viewBox="0 0 0 0" draw:points="0,0">
          <text:p/>
        </draw:polygon>
        <draw:path draw:style-name="gr6" draw:text-style-name="P3" draw:layer="layout" svg:width="0.57cm" svg:height="0.468cm" svg:x="12.12cm" svg:y="4.371cm" svg:viewBox="0 0 571 469" svg:d="M571 245l-17 35c-11 22-29 39-53 52l-14 27c-1 15-4 30-10 42-39 79-174 90-303 27s-202-178-164-256c7-13 16-24 28-34l13-28c-5-26-2-52 9-74l17-36c-41 84 37 206 174 273 136 67 279 54 320-28z">
          <text:p/>
        </draw:path>
        <draw:polygon draw:style-name="gr7" draw:text-style-name="P1" draw:layer="layout" svg:width="0cm" svg:height="0cm" svg:x="7.122cm" svg:y="5.919cm" svg:viewBox="0 0 0 0" draw:points="0,0">
          <text:p/>
        </draw:polygon>
        <draw:path draw:style-name="gr6" draw:text-style-name="P3" draw:layer="layout" svg:width="0.571cm" svg:height="0.468cm" svg:x="10.903cm" svg:y="5.485cm" svg:viewBox="0 0 572 469" svg:d="M572 244l-18 35c-11 22-29 39-53 52l-14 28c0 15-4 30-10 42-39 79-174 91-303 27-129-63-202-179-163-257 6-13 15-24 27-34l14-27c-5-27-3-52 8-74l18-36c-41 83 36 205 173 272 136 67 280 54 321-28z">
          <text:p/>
        </draw:path>
        <draw:polygon draw:style-name="gr7" draw:text-style-name="P1" draw:layer="layout" svg:width="0cm" svg:height="0cm" svg:x="7.122cm" svg:y="5.919cm" svg:viewBox="0 0 0 0" draw:points="0,0">
          <text:p/>
        </draw:polygon>
        <draw:path draw:style-name="gr6" draw:text-style-name="P3" draw:layer="layout" svg:width="0.488cm" svg:height="0.345cm" svg:x="12.133cm" svg:y="4.48cm" svg:viewBox="0 0 489 346" svg:d="M489 223l-14 27-15 31c-37 75-168 87-293 26-123-61-194-173-157-248l16-31 13-28c14 74 85 151 181 199 98 48 202 57 269 24z">
          <text:p/>
        </draw:path>
        <draw:polygon draw:style-name="gr7" draw:text-style-name="P1" draw:layer="layout" svg:width="0cm" svg:height="0cm" svg:x="7.122cm" svg:y="5.919cm" svg:viewBox="0 0 0 0" draw:points="0,0">
          <text:p/>
        </draw:polygon>
        <draw:path draw:style-name="gr6" draw:text-style-name="P3" draw:layer="layout" svg:width="0.487cm" svg:height="0.344cm" svg:x="4.926cm" svg:y="3.887cm" svg:viewBox="0 0 488 345" svg:d="M488 222l-14 28-15 30c-37 76-168 87-292 26s-194-171-157-248l15-31 14-27c14 74 84 151 182 199 96 47 200 56 267 23z">
          <text:p/>
        </draw:path>
        <draw:polygon draw:style-name="gr7" draw:text-style-name="P1" draw:layer="layout" svg:width="0cm" svg:height="0cm" svg:x="7.122cm" svg:y="5.919cm" svg:viewBox="0 0 0 0" draw:points="0,0">
          <text:p/>
        </draw:polygon>
        <draw:path draw:style-name="gr6" draw:text-style-name="P3" draw:layer="layout" svg:width="0.487cm" svg:height="0.344cm" svg:x="10.916cm" svg:y="5.595cm" svg:viewBox="0 0 488 345" svg:d="M488 222l-14 27-15 31c-37 75-168 87-291 26-124-61-195-172-158-248l15-31 14-27c15 73 85 151 182 199 96 47 200 56 267 23z">
          <text:p/>
        </draw:path>
        <draw:polygon draw:style-name="gr7" draw:text-style-name="P1" draw:layer="layout" svg:width="0cm" svg:height="0cm" svg:x="7.122cm" svg:y="5.919cm" svg:viewBox="0 0 0 0" draw:points="0,0">
          <text:p/>
        </draw:polygon>
        <draw:path draw:style-name="gr6" draw:text-style-name="P3" draw:layer="layout" svg:width="0.487cm" svg:height="0.344cm" svg:x="3.709cm" svg:y="2.079cm" svg:viewBox="0 0 488 345" svg:d="M488 222l-13 28-16 30c-38 76-168 87-292 26s-194-172-157-248l15-30 14-28c14 73 85 150 181 199 96 47 201 56 268 23z">
          <text:p/>
        </draw:path>
        <draw:polygon draw:style-name="gr7" draw:text-style-name="P1" draw:layer="layout" svg:width="0cm" svg:height="0cm" svg:x="7.122cm" svg:y="5.919cm" svg:viewBox="0 0 0 0" draw:points="0,0">
          <text:p/>
        </draw:polygon>
        <draw:path draw:style-name="gr6" draw:text-style-name="P3" draw:layer="layout" svg:width="0.281cm" svg:height="0.211cm" svg:x="3.88cm" svg:y="1.986cm" svg:viewBox="0 0 282 212" svg:d="M282 146c0 10-2 19-6 27-22 45-102 53-176 15-74-36-116-103-94-148 20-42 86-52 155-24 70 27 121 82 121 130z">
          <text:p/>
        </draw:path>
        <draw:polygon draw:style-name="gr7" draw:text-style-name="P1" draw:layer="layout" svg:width="0cm" svg:height="0cm" svg:x="7.122cm" svg:y="5.919cm" svg:viewBox="0 0 0 0" draw:points="0,0">
          <text:p/>
        </draw:polygon>
        <draw:path draw:style-name="gr6" draw:text-style-name="P3" draw:layer="layout" svg:width="0.28cm" svg:height="0.211cm" svg:x="11.087cm" svg:y="5.502cm" svg:viewBox="0 0 281 212" svg:d="M281 146c0 10-2 18-5 26-24 46-102 52-176 16-74-37-117-103-94-149 20-41 86-51 154-25 69 27 121 84 121 132z">
          <text:p/>
        </draw:path>
        <draw:polygon draw:style-name="gr7" draw:text-style-name="P1" draw:layer="layout" svg:width="0cm" svg:height="0cm" svg:x="7.122cm" svg:y="5.919cm" svg:viewBox="0 0 0 0" draw:points="0,0">
          <text:p/>
        </draw:polygon>
        <draw:path draw:style-name="gr6" draw:text-style-name="P3" draw:layer="layout" svg:width="0.281cm" svg:height="0.211cm" svg:x="5.097cm" svg:y="3.794cm" svg:viewBox="0 0 282 212" svg:d="M282 146c0 10-2 19-6 27-23 45-101 52-175 15-75-37-118-104-95-149 20-41 87-51 156-24 68 26 120 83 120 131z">
          <text:p/>
        </draw:path>
        <draw:polygon draw:style-name="gr7" draw:text-style-name="P1" draw:layer="layout" svg:width="0cm" svg:height="0cm" svg:x="7.122cm" svg:y="5.919cm" svg:viewBox="0 0 0 0" draw:points="0,0">
          <text:p/>
        </draw:polygon>
        <draw:path draw:style-name="gr6" draw:text-style-name="P3" draw:layer="layout" svg:width="0.281cm" svg:height="0.21cm" svg:x="12.303cm" svg:y="4.388cm" svg:viewBox="0 0 282 211" svg:d="M282 146c0 9-2 18-6 26-22 45-100 52-176 16-74-37-116-104-94-149 20-41 86-51 156-25 69 27 120 83 120 132z">
          <text:p/>
        </draw:path>
        <draw:polygon draw:style-name="gr7" draw:text-style-name="P1" draw:layer="layout" svg:width="0cm" svg:height="0cm" svg:x="7.122cm" svg:y="5.919cm" svg:viewBox="0 0 0 0" draw:points="0,0">
          <text:p/>
        </draw:polygon>
        <draw:path draw:style-name="gr6" draw:text-style-name="P3" draw:layer="layout" svg:width="0.504cm" svg:height="0.366cm" svg:x="3.679cm" svg:y="2.107cm" svg:viewBox="0 0 505 367" svg:d="M505 221c-1 15-4 29-11 42l-17 36c-39 79-174 91-303 27s-202-179-163-257l17-36c6-12 16-24 27-33l-15 30c-37 76 33 186 158 248 124 61 254 50 291-27z">
          <text:p/>
        </draw:path>
        <draw:polygon draw:style-name="gr7" draw:text-style-name="P1" draw:layer="layout" svg:width="0cm" svg:height="0cm" svg:x="7.122cm" svg:y="5.919cm" svg:viewBox="0 0 0 0" draw:points="0,0">
          <text:p/>
        </draw:polygon>
        <draw:path draw:style-name="gr6" draw:text-style-name="P3" draw:layer="layout" svg:width="0.503cm" svg:height="0.366cm" svg:x="4.896cm" svg:y="3.914cm" svg:viewBox="0 0 504 367" svg:d="M504 222c0 15-4 29-10 42l-17 36c-39 78-175 90-304 27-128-64-201-179-163-257l18-36c6-13 15-24 27-34l-15 31c-37 76 33 186 157 247 123 62 255 51 292-26z">
          <text:p/>
        </draw:path>
        <draw:polygon draw:style-name="gr7" draw:text-style-name="P1" draw:layer="layout" svg:width="0cm" svg:height="0cm" svg:x="7.122cm" svg:y="5.919cm" svg:viewBox="0 0 0 0" draw:points="0,0">
          <text:p/>
        </draw:polygon>
        <draw:path draw:style-name="gr6" draw:text-style-name="P3" draw:layer="layout" svg:width="0.503cm" svg:height="0.366cm" svg:x="10.886cm" svg:y="5.622cm" svg:viewBox="0 0 504 367" svg:d="M504 222c0 15-4 30-10 42l-18 36c-38 78-174 90-303 27-128-64-201-178-163-256l18-37c6-13 15-24 27-34l-15 31c-37 76 33 187 157 248 123 61 255 49 292-26z">
          <text:p/>
        </draw:path>
        <draw:polygon draw:style-name="gr7" draw:text-style-name="P1" draw:layer="layout" svg:width="0cm" svg:height="0cm" svg:x="7.122cm" svg:y="5.919cm" svg:viewBox="0 0 0 0" draw:points="0,0">
          <text:p/>
        </draw:polygon>
        <draw:path draw:style-name="gr6" draw:text-style-name="P3" draw:layer="layout" svg:width="0.504cm" svg:height="0.366cm" svg:x="12.103cm" svg:y="4.508cm" svg:viewBox="0 0 505 367" svg:d="M505 222c-1 15-4 30-10 42l-18 36c-38 78-174 90-303 27-129-64-202-178-163-257l17-36c7-13 16-24 28-34l-16 31c-37 76 34 187 157 248 125 61 256 49 293-26z">
          <text:p/>
        </draw:path>
        <draw:polygon draw:style-name="gr7" draw:text-style-name="P1" draw:layer="layout" svg:width="0cm" svg:height="0cm" svg:x="7.122cm" svg:y="5.919cm" svg:viewBox="0 0 0 0" draw:points="0,0">
          <text:p/>
        </draw:polygon>
        <draw:path draw:style-name="gr6" draw:text-style-name="P3" draw:layer="layout" svg:width="0.493cm" svg:height="0.332cm" svg:x="10.886cm" svg:y="5.656cm" svg:viewBox="0 0 494 333" svg:d="M494 230l-18 36c-38 78-173 90-303 27-128-64-201-179-163-257l18-36c-39 78 34 194 163 257 129 64 264 52 303-27z">
          <text:p/>
        </draw:path>
        <draw:polygon draw:style-name="gr7" draw:text-style-name="P1" draw:layer="layout" svg:width="0cm" svg:height="0cm" svg:x="7.122cm" svg:y="5.919cm" svg:viewBox="0 0 0 0" draw:points="0,0">
          <text:p/>
        </draw:polygon>
        <draw:path draw:style-name="gr6" draw:text-style-name="P3" draw:layer="layout" svg:width="0.493cm" svg:height="0.332cm" svg:x="4.896cm" svg:y="3.948cm" svg:viewBox="0 0 494 333" svg:d="M494 231l-17 35c-39 78-174 90-304 27-128-63-201-179-163-257l18-36c-39 78 34 193 163 257s265 52 303-26z">
          <text:p/>
        </draw:path>
        <draw:polygon draw:style-name="gr7" draw:text-style-name="P1" draw:layer="layout" svg:width="0cm" svg:height="0cm" svg:x="7.122cm" svg:y="5.919cm" svg:viewBox="0 0 0 0" draw:points="0,0">
          <text:p/>
        </draw:polygon>
        <draw:path draw:style-name="gr6" draw:text-style-name="P3" draw:layer="layout" svg:width="0.494cm" svg:height="0.332cm" svg:x="12.103cm" svg:y="4.542cm" svg:viewBox="0 0 495 333" svg:d="M495 229l-18 36c-39 79-175 91-303 28-129-65-203-179-163-258l17-35c-38 78 35 193 163 256 129 64 264 53 304-27z">
          <text:p/>
        </draw:path>
        <draw:polygon draw:style-name="gr7" draw:text-style-name="P1" draw:layer="layout" svg:width="0cm" svg:height="0cm" svg:x="7.122cm" svg:y="5.919cm" svg:viewBox="0 0 0 0" draw:points="0,0">
          <text:p/>
        </draw:polygon>
        <draw:path draw:style-name="gr6" draw:text-style-name="P3" draw:layer="layout" svg:width="0.492cm" svg:height="0.334cm" svg:x="3.679cm" svg:y="2.14cm" svg:viewBox="0 0 493 335" svg:d="M493 231l-17 35c-39 79-174 92-303 27-128-63-202-178-163-256l18-37c-39 79 34 194 163 258 128 63 264 51 302-27z">
          <text:p/>
        </draw:path>
        <draw:polygon draw:style-name="gr7" draw:text-style-name="P1" draw:layer="layout" svg:width="0cm" svg:height="0cm" svg:x="7.122cm" svg:y="5.919cm" svg:viewBox="0 0 0 0" draw:points="0,0">
          <text:p/>
        </draw:polygon>
        <draw:line draw:style-name="gr8" draw:text-style-name="P1" draw:layer="layout" svg:x1="2.5cm" svg:y1="3.768cm" svg:x2="11.86cm" svg:y2="6.437cm">
          <text:p/>
        </draw:line>
        <draw:line draw:style-name="gr8" draw:text-style-name="P1" draw:layer="layout" svg:x1="11.859cm" svg:y1="6.436cm" svg:x2="11.859cm" svg:y2="8.709cm">
          <text:p/>
        </draw:line>
        <draw:line draw:style-name="gr8" draw:text-style-name="P1" draw:layer="layout" svg:x1="11.86cm" svg:y1="8.71cm" svg:x2="9.051cm" svg:y2="7.909cm">
          <text:p/>
        </draw:line>
        <draw:line draw:style-name="gr8" draw:text-style-name="P1" draw:layer="layout" svg:x1="9.051cm" svg:y1="7.909cm" svg:x2="9.051cm" svg:y2="6.935cm">
          <text:p/>
        </draw:line>
        <draw:path draw:style-name="gr8" draw:text-style-name="P1" draw:layer="layout" svg:width="0.54cm" svg:height="0.597cm" svg:x="8.511cm" svg:y="6.338cm" svg:viewBox="0 0 541 598" svg:d="M541 598c0-221-229-473-541-598">
          <text:p/>
        </draw:path>
        <draw:line draw:style-name="gr8" draw:text-style-name="P1" draw:layer="layout" svg:x1="8.512cm" svg:y1="6.339cm" svg:x2="7.127cm" svg:y2="5.78cm">
          <text:p/>
        </draw:line>
        <draw:path draw:style-name="gr8" draw:text-style-name="P1" draw:layer="layout" svg:width="0.566cm" svg:height="0.073cm" svg:x="6.561cm" svg:y="5.707cm" svg:viewBox="0 0 567 74" svg:d="M567 74c-208-84-419-97-567-36">
          <text:p/>
        </draw:path>
        <draw:line draw:style-name="gr8" draw:text-style-name="P1" draw:layer="layout" svg:x1="4.465cm" svg:y1="6.602cm" svg:x2="6.562cm" svg:y2="5.744cm">
          <text:p/>
        </draw:line>
        <draw:line draw:style-name="gr8" draw:text-style-name="P1" draw:layer="layout" svg:x1="4.466cm" svg:y1="6.602cm" svg:x2="2.5cm" svg:y2="6.041cm">
          <text:p/>
        </draw:line>
        <draw:line draw:style-name="gr8" draw:text-style-name="P1" draw:layer="layout" svg:x1="2.5cm" svg:y1="3.768cm" svg:x2="2.5cm" svg:y2="6.041cm">
          <text:p/>
        </draw:line>
        <draw:path draw:style-name="gr8" draw:text-style-name="P1" draw:layer="layout" svg:width="0.051cm" svg:height="0.132cm" svg:x="9.865cm" svg:y="7.654cm" svg:viewBox="0 0 52 133" svg:d="M0 0c0 42 19 88 52 133">
          <text:p/>
        </draw:path>
        <draw:path draw:style-name="gr8" draw:text-style-name="P1" draw:layer="layout" svg:width="0.38cm" svg:height="0.187cm" svg:x="9.916cm" svg:y="7.786cm" svg:viewBox="0 0 381 188" svg:d="M0 0c82 110 244 190 381 188">
          <text:p/>
        </draw:path>
        <draw:path draw:style-name="gr8" draw:text-style-name="P1" draw:layer="layout" svg:width="0.618cm" svg:height="0.463cm" svg:x="9.865cm" svg:y="7.51cm" svg:viewBox="0 0 619 464" svg:d="M432 464c142-2 217-89 176-204-42-115-186-223-341-252-153-30-267 29-267 137">
          <text:p/>
        </draw:path>
        <draw:path draw:style-name="gr8" draw:text-style-name="P1" draw:layer="layout" svg:width="0.732cm" svg:height="0.388cm" svg:x="8.256cm" svg:y="5.766cm" svg:viewBox="0 0 733 389" svg:d="M0 0c0 129 136 278 321 349 183 72 359 44 412-64">
          <text:p/>
        </draw:path>
        <draw:path draw:style-name="gr8" draw:text-style-name="P1" draw:layer="layout" svg:width="0.733cm" svg:height="0.458cm" svg:x="8.271cm" svg:y="5.592cm" svg:viewBox="0 0 734 459" svg:d="M718 459c60-121-52-297-251-396-198-98-407-79-467 41">
          <text:p/>
        </draw:path>
        <draw:path draw:style-name="gr8" draw:text-style-name="P1" draw:layer="layout" svg:width="0.015cm" svg:height="0.07cm" svg:x="8.256cm" svg:y="5.696cm" svg:viewBox="0 0 16 71" svg:d="M16 0c-10 22-16 46-16 71">
          <text:p/>
        </draw:path>
        <draw:path draw:style-name="gr8" draw:text-style-name="P1" draw:layer="layout" svg:width="0.733cm" svg:height="0.387cm" svg:x="5.354cm" svg:y="4.939cm" svg:viewBox="0 0 734 388" svg:d="M0 0c0 129 137 277 321 349 184 71 360 44 413-65">
          <text:p/>
        </draw:path>
        <draw:path draw:style-name="gr8" draw:text-style-name="P1" draw:layer="layout" svg:width="0.733cm" svg:height="0.458cm" svg:x="5.37cm" svg:y="4.765cm" svg:viewBox="0 0 734 459" svg:d="M718 459c60-121-53-298-251-395-198-99-408-81-467 41">
          <text:p/>
        </draw:path>
        <draw:path draw:style-name="gr8" draw:text-style-name="P1" draw:layer="layout" svg:width="0.016cm" svg:height="0.07cm" svg:x="5.354cm" svg:y="4.869cm" svg:viewBox="0 0 17 71" svg:d="M17 0c-12 21-17 45-17 71">
          <text:p/>
        </draw:path>
        <draw:path draw:style-name="gr8" draw:text-style-name="P1" draw:layer="layout" svg:width="0.051cm" svg:height="0.132cm" svg:x="11.082cm" svg:y="6.54cm" svg:viewBox="0 0 52 133" svg:d="M0 0c0 41 18 87 52 133">
          <text:p/>
        </draw:path>
        <draw:path draw:style-name="gr8" draw:text-style-name="P1" draw:layer="layout" svg:width="0.38cm" svg:height="0.187cm" svg:x="11.133cm" svg:y="6.672cm" svg:viewBox="0 0 381 188" svg:d="M0 0c83 110 243 190 381 188">
          <text:p/>
        </draw:path>
        <draw:path draw:style-name="gr8" draw:text-style-name="P1" draw:layer="layout" svg:width="0.618cm" svg:height="0.463cm" svg:x="11.082cm" svg:y="6.396cm" svg:viewBox="0 0 619 464" svg:d="M432 464c142-2 217-89 175-205-41-115-186-222-340-252-153-29-267 29-267 137">
          <text:p/>
        </draw:path>
        <draw:path draw:style-name="gr8" draw:text-style-name="P1" draw:layer="layout" svg:width="0.051cm" svg:height="0.132cm" svg:x="3.875cm" svg:y="5.946cm" svg:viewBox="0 0 52 133" svg:d="M0 0c0 42 18 89 52 133">
          <text:p/>
        </draw:path>
        <draw:path draw:style-name="gr8" draw:text-style-name="P1" draw:layer="layout" svg:width="0.38cm" svg:height="0.188cm" svg:x="3.926cm" svg:y="6.078cm" svg:viewBox="0 0 381 189" svg:d="M0 0c83 110 244 190 381 189">
          <text:p/>
        </draw:path>
        <draw:path draw:style-name="gr8" draw:text-style-name="P1" draw:layer="layout" svg:width="0.618cm" svg:height="0.464cm" svg:x="3.875cm" svg:y="5.802cm" svg:viewBox="0 0 619 465" svg:d="M432 465c142-2 217-90 176-206-41-115-186-222-339-251-154-30-269 29-269 136">
          <text:p/>
        </draw:path>
        <draw:path draw:style-name="gr8" draw:text-style-name="P1" draw:layer="layout" svg:width="0.05cm" svg:height="0.132cm" svg:x="2.659cm" svg:y="4.138cm" svg:viewBox="0 0 51 133" svg:d="M0 0c0 43 18 89 51 133">
          <text:p/>
        </draw:path>
        <draw:path draw:style-name="gr8" draw:text-style-name="P1" draw:layer="layout" svg:width="0.381cm" svg:height="0.188cm" svg:x="2.709cm" svg:y="4.27cm" svg:viewBox="0 0 382 189" svg:d="M0 0c83 111 244 191 382 189">
          <text:p/>
        </draw:path>
        <draw:path draw:style-name="gr8" draw:text-style-name="P1" draw:layer="layout" svg:width="0.617cm" svg:height="0.463cm" svg:x="2.659cm" svg:y="3.994cm" svg:viewBox="0 0 618 464" svg:d="M432 464c142-2 216-90 175-205s-186-223-339-252c-154-29-268 29-268 136">
          <text:p/>
        </draw:path>
        <draw:line draw:style-name="gr8" draw:text-style-name="P1" draw:layer="layout" svg:x1="2.501cm" svg:y1="3.768cm" svg:x2="2.178cm" svg:y2="4.648cm">
          <text:p/>
        </draw:line>
        <draw:path draw:style-name="gr8" draw:text-style-name="P1" draw:layer="layout" svg:width="0.059cm" svg:height="0.242cm" svg:x="2.119cm" svg:y="4.647cm" svg:viewBox="0 0 60 243" svg:d="M60 0c-40 78-60 160-60 243">
          <text:p/>
        </draw:path>
        <draw:line draw:style-name="gr8" draw:text-style-name="P1" draw:layer="layout" svg:x1="11.341cm" svg:y1="9.533cm" svg:x2="11.86cm" svg:y2="8.709cm">
          <text:p/>
        </draw:line>
        <draw:line draw:style-name="gr8" draw:text-style-name="P1" draw:layer="layout" svg:x1="8.636cm" svg:y1="8.752cm" svg:x2="9.052cm" svg:y2="7.909cm">
          <text:p/>
        </draw:line>
        <draw:path draw:style-name="gr8" draw:text-style-name="P1" draw:layer="layout" svg:width="1.116cm" svg:height="0.917cm" svg:x="8.636cm" svg:y="8.751cm" svg:viewBox="0 0 1117 918" svg:d="M0 0c424 266 800 575 1117 918">
          <text:p/>
        </draw:path>
        <draw:path draw:style-name="gr8" draw:text-style-name="P1" draw:layer="layout" svg:width="1.589cm" svg:height="0.445cm" svg:x="9.752cm" svg:y="9.532cm" svg:viewBox="0 0 1590 446" svg:d="M1590 0c-117 242-403 412-739 441-337 30-666-89-851-304">
          <text:p/>
        </draw:path>
        <draw:path draw:style-name="gr8" draw:text-style-name="P1" draw:layer="layout" svg:width="0.027cm" svg:height="0.112cm" svg:x="10.895cm" svg:y="9.296cm" svg:viewBox="0 0 28 113" svg:d="M0 113c19-36 28-75 28-113">
          <text:p/>
        </draw:path>
        <draw:path draw:style-name="gr8" draw:text-style-name="P1" draw:layer="layout" svg:width="0.84cm" svg:height="0.319cm" svg:x="10.082cm" svg:y="8.977cm" svg:viewBox="0 0 841 320" svg:d="M841 320c0-176-188-320-420-320-233 0-421 144-421 320">
          <text:p/>
        </draw:path>
        <draw:path draw:style-name="gr8" draw:text-style-name="P1" draw:layer="layout" svg:width="0.813cm" svg:height="0.319cm" svg:x="10.082cm" svg:y="9.296cm" svg:viewBox="0 0 814 320" svg:d="M0 0c0 155 146 288 346 315 200 28 397-57 468-203">
          <text:p/>
        </draw:path>
        <draw:line draw:style-name="gr8" draw:text-style-name="P1" draw:layer="layout" svg:x1="8.636cm" svg:y1="8.751cm" svg:x2="8.636cm" svg:y2="7.777cm">
          <text:p/>
        </draw:line>
        <draw:path draw:style-name="gr8" draw:text-style-name="P1" draw:layer="layout" svg:width="0.481cm" svg:height="0.716cm" svg:x="8.155cm" svg:y="7.061cm" svg:viewBox="0 0 482 717" svg:d="M482 717c0-63-17-135-46-206-28-69-66-136-109-198-90-126-204-234-327-313">
          <text:p/>
        </draw:path>
        <draw:polyline draw:style-name="gr8" draw:text-style-name="P1" draw:layer="layout" svg:width="1.326cm" svg:height="0.676cm" svg:x="6.829cm" svg:y="6.385cm" svg:viewBox="0 0 1327 677" draw:points="0,0 100,41 199,83 297,125 395,169 493,215 589,261 684,309 779,358 872,408 965,459 1057,512 1148,566 1238,621 1327,677">
          <text:p/>
        </draw:polyline>
        <draw:path draw:style-name="gr8" draw:text-style-name="P1" draw:layer="layout" svg:width="0.579cm" svg:height="0.064cm" svg:x="6.25cm" svg:y="6.321cm" svg:viewBox="0 0 580 65" svg:d="M580 65c-33-13-68-24-102-34-36-9-70-16-104-22-80-12-144-10-198-4-73 10-129 27-176 49">
          <text:p/>
        </draw:path>
        <draw:polyline draw:style-name="gr8" draw:text-style-name="P1" draw:layer="layout" svg:width="2.338cm" svg:height="1.348cm" svg:x="3.912cm" svg:y="6.374cm" svg:viewBox="0 0 2339 1349" draw:points="2339,0 2176,79 2011,160 1845,244 1678,332 1511,422 1344,515 1176,610 1008,709 839,809 671,913 503,1018 335,1127 167,1237 0,1349">
          <text:p/>
        </draw:polyline>
        <draw:line draw:style-name="gr8" draw:text-style-name="P1" draw:layer="layout" svg:x1="3.912cm" svg:y1="7.723cm" svg:x2="4.466cm" svg:y2="6.601cm">
          <text:p/>
        </draw:line>
        <draw:line draw:style-name="gr8" draw:text-style-name="P1" draw:layer="layout" svg:x1="2.178cm" svg:y1="6.92cm" svg:x2="2.501cm" svg:y2="6.041cm">
          <text:p/>
        </draw:line>
        <draw:path draw:style-name="gr8" draw:text-style-name="P1" draw:layer="layout" svg:width="1.086cm" svg:height="0.681cm" svg:x="2.119cm" svg:y="7.161cm" svg:viewBox="0 0 1087 682" svg:d="M1087 666c-265 44-542-5-753-136-211-129-334-324-334-530">
          <text:p/>
        </draw:path>
        <draw:path draw:style-name="gr8" draw:text-style-name="P1" draw:layer="layout" svg:width="0.059cm" svg:height="0.242cm" svg:x="2.119cm" svg:y="6.919cm" svg:viewBox="0 0 60 243" svg:d="M0 243c0-83 20-165 60-243">
          <text:p/>
        </draw:path>
        <draw:path draw:style-name="gr8" draw:text-style-name="P1" draw:layer="layout" svg:width="0.707cm" svg:height="0.104cm" svg:x="3.205cm" svg:y="7.722cm" svg:viewBox="0 0 708 105" svg:d="M0 105c233-45 469-81 708-105">
          <text:p/>
        </draw:path>
        <draw:path draw:style-name="gr8" draw:text-style-name="P1" draw:layer="layout" svg:width="0.027cm" svg:height="0.112cm" svg:x="3.407cm" svg:y="7.161cm" svg:viewBox="0 0 28 113" svg:d="M0 113c19-35 28-74 28-113">
          <text:p/>
        </draw:path>
        <draw:path draw:style-name="gr8" draw:text-style-name="P1" draw:layer="layout" svg:width="0.839cm" svg:height="0.319cm" svg:x="2.595cm" svg:y="6.842cm" svg:viewBox="0 0 840 320" svg:d="M840 320c0-176-188-320-420-320-233 0-420 144-420 320">
          <text:p/>
        </draw:path>
        <draw:path draw:style-name="gr8" draw:text-style-name="P1" draw:layer="layout" svg:width="0.812cm" svg:height="0.32cm" svg:x="2.595cm" svg:y="7.161cm" svg:viewBox="0 0 813 321" svg:d="M0 0c0 156 145 288 345 315 200 29 397-57 468-202">
          <text:p/>
        </draw:path>
        <draw:line draw:style-name="gr8" draw:text-style-name="P1" draw:layer="layout" svg:x1="2.178cm" svg:y1="4.647cm" svg:x2="2.178cm" svg:y2="6.919cm">
          <text:p/>
        </draw:line>
        <draw:path draw:style-name="gr8" draw:text-style-name="P1" draw:layer="layout" svg:width="0.018cm" svg:height="0.065cm" svg:x="9.924cm" svg:y="7.752cm" svg:viewBox="0 0 19 66" svg:d="M0 0c0 21 7 44 19 66">
          <text:p/>
        </draw:path>
        <draw:path draw:style-name="gr8" draw:text-style-name="P1" draw:layer="layout" svg:width="0.089cm" svg:height="0.057cm" svg:x="10.256cm" svg:y="7.915cm" svg:viewBox="0 0 90 58" svg:d="M0 58c44-7 76-29 90-58">
          <text:p/>
        </draw:path>
        <draw:path draw:style-name="gr8" draw:text-style-name="P1" draw:layer="layout" svg:width="0.421cm" svg:height="0.264cm" svg:x="9.933cm" svg:y="7.651cm" svg:viewBox="0 0 422 265" svg:d="M413 265c34-70-30-172-145-229-114-56-234-45-268 24">
          <text:p/>
        </draw:path>
        <draw:path draw:style-name="gr8" draw:text-style-name="P1" draw:layer="layout" svg:width="0.009cm" svg:height="0.041cm" svg:x="9.924cm" svg:y="7.711cm" svg:viewBox="0 0 10 42" svg:d="M10 0c-7 12-10 26-10 42">
          <text:p/>
        </draw:path>
        <draw:path draw:style-name="gr8" draw:text-style-name="P1" draw:layer="layout" svg:width="0.018cm" svg:height="0.066cm" svg:x="11.141cm" svg:y="6.637cm" svg:viewBox="0 0 19 67" svg:d="M0 0c0 21 6 44 19 67">
          <text:p/>
        </draw:path>
        <draw:path draw:style-name="gr8" draw:text-style-name="P1" draw:layer="layout" svg:width="0.09cm" svg:height="0.057cm" svg:x="11.472cm" svg:y="6.801cm" svg:viewBox="0 0 91 58" svg:d="M0 58c44-7 76-28 91-58">
          <text:p/>
        </draw:path>
        <draw:path draw:style-name="gr8" draw:text-style-name="P1" draw:layer="layout" svg:width="0.421cm" svg:height="0.264cm" svg:x="11.15cm" svg:y="6.537cm" svg:viewBox="0 0 422 265" svg:d="M413 265c35-70-30-172-144-229-114-56-234-45-269 24">
          <text:p/>
        </draw:path>
        <draw:path draw:style-name="gr8" draw:text-style-name="P1" draw:layer="layout" svg:width="0.009cm" svg:height="0.04cm" svg:x="11.141cm" svg:y="6.597cm" svg:viewBox="0 0 10 41" svg:d="M10 0c-7 12-10 27-10 41">
          <text:p/>
        </draw:path>
        <draw:path draw:style-name="gr8" draw:text-style-name="P1" draw:layer="layout" svg:width="0.018cm" svg:height="0.065cm" svg:x="3.934cm" svg:y="6.044cm" svg:viewBox="0 0 19 66" svg:d="M0 0c0 20 6 44 19 66">
          <text:p/>
        </draw:path>
        <draw:path draw:style-name="gr8" draw:text-style-name="P1" draw:layer="layout" svg:width="0.089cm" svg:height="0.057cm" svg:x="4.266cm" svg:y="6.207cm" svg:viewBox="0 0 90 58" svg:d="M0 58c43-7 76-28 90-58">
          <text:p/>
        </draw:path>
        <draw:path draw:style-name="gr8" draw:text-style-name="P1" draw:layer="layout" svg:width="0.421cm" svg:height="0.263cm" svg:x="3.943cm" svg:y="5.944cm" svg:viewBox="0 0 422 264" svg:d="M413 264c35-70-30-172-144-228s-235-46-269 23">
          <text:p/>
        </draw:path>
        <draw:path draw:style-name="gr8" draw:text-style-name="P1" draw:layer="layout" svg:width="0.009cm" svg:height="0.041cm" svg:x="3.934cm" svg:y="6.003cm" svg:viewBox="0 0 10 42" svg:d="M10 0c-7 13-10 27-10 42">
          <text:p/>
        </draw:path>
        <draw:path draw:style-name="gr8" draw:text-style-name="P1" draw:layer="layout" svg:width="0.018cm" svg:height="0.065cm" svg:x="2.717cm" svg:y="4.236cm" svg:viewBox="0 0 19 66" svg:d="M0 0c0 21 6 44 19 66">
          <text:p/>
        </draw:path>
        <draw:path draw:style-name="gr8" draw:text-style-name="P1" draw:layer="layout" svg:width="0.09cm" svg:height="0.057cm" svg:x="3.049cm" svg:y="4.399cm" svg:viewBox="0 0 91 58" svg:d="M0 58c44-7 76-27 91-58">
          <text:p/>
        </draw:path>
        <draw:path draw:style-name="gr8" draw:text-style-name="P1" draw:layer="layout" svg:width="0.422cm" svg:height="0.263cm" svg:x="2.726cm" svg:y="4.136cm" svg:viewBox="0 0 423 264" svg:d="M414 264c35-70-31-172-145-228s-234-46-269 24">
          <text:p/>
        </draw:path>
        <draw:path draw:style-name="gr8" draw:text-style-name="P1" draw:layer="layout" svg:width="0.009cm" svg:height="0.04cm" svg:x="2.717cm" svg:y="4.196cm" svg:viewBox="0 0 10 41" svg:d="M10 0c-7 12-10 26-10 41">
          <text:p/>
        </draw:path>
        <draw:path draw:style-name="gr8" draw:text-style-name="P1" draw:layer="layout" svg:width="0.006cm" svg:height="0.027cm" svg:x="4.155cm" svg:y="2.131cm" svg:viewBox="0 0 7 28" svg:d="M7 0c0 10-2 20-7 28">
          <text:p/>
        </draw:path>
        <draw:path draw:style-name="gr8" draw:text-style-name="P1" draw:layer="layout" svg:width="0.275cm" svg:height="0.172cm" svg:x="3.88cm" svg:y="2.025cm" svg:viewBox="0 0 276 173" svg:d="M276 134c-22 45-101 52-175 15-75-37-117-104-95-149">
          <text:p/>
        </draw:path>
        <draw:path draw:style-name="gr8" draw:text-style-name="P1" draw:layer="layout" svg:width="0.275cm" svg:height="0.145cm" svg:x="3.886cm" svg:y="1.986cm" svg:viewBox="0 0 276 146" svg:d="M0 39c20-41 86-51 156-24 69 27 120 82 120 131">
          <text:p/>
        </draw:path>
        <draw:path draw:style-name="gr8" draw:text-style-name="P1" draw:layer="layout" svg:width="0.011cm" svg:height="0.048cm" svg:x="4.267cm" svg:y="2.165cm" svg:viewBox="0 0 12 49" svg:d="M12 0c0 17-5 34-12 49">
          <text:p/>
        </draw:path>
        <draw:path draw:style-name="gr8" draw:text-style-name="P1" draw:layer="layout" svg:width="0.503cm" svg:height="0.315cm" svg:x="3.763cm" svg:y="1.97cm" svg:viewBox="0 0 504 316" svg:d="M504 244c-41 83-184 96-320 28-137-67-215-188-173-272">
          <text:p/>
        </draw:path>
        <draw:path draw:style-name="gr8" draw:text-style-name="P1" draw:layer="layout" svg:width="0.504cm" svg:height="0.267cm" svg:x="3.774cm" svg:y="1.898cm" svg:viewBox="0 0 505 268" svg:d="M0 72c37-75 157-93 284-45 126 49 221 152 221 241">
          <text:p/>
        </draw:path>
        <draw:path draw:style-name="gr8" draw:text-style-name="P1" draw:layer="layout" svg:width="0.503cm" svg:height="0.315cm" svg:x="3.745cm" svg:y="2.005cm" svg:viewBox="0 0 504 316" svg:d="M504 245c-40 82-184 95-320 28s-214-189-174-273">
          <text:p/>
        </draw:path>
        <draw:path draw:style-name="gr8" draw:text-style-name="P1" draw:layer="layout" svg:width="0.458cm" svg:height="0.287cm" svg:x="3.709cm" svg:y="2.137cm" svg:viewBox="0 0 459 288" svg:d="M459 222c-37 77-167 88-292 26-124-61-194-171-157-248">
          <text:p/>
        </draw:path>
        <draw:path draw:style-name="gr8" draw:text-style-name="P1" draw:layer="layout" svg:width="0.011cm" svg:height="0.042cm" svg:x="4.172cm" svg:y="2.328cm" svg:viewBox="0 0 12 43" svg:d="M12 0c-1 16-4 30-12 43">
          <text:p/>
        </draw:path>
        <draw:path draw:style-name="gr8" draw:text-style-name="P1" draw:layer="layout" svg:width="0.475cm" svg:height="0.297cm" svg:x="3.697cm" svg:y="2.14cm" svg:viewBox="0 0 476 298" svg:d="M476 231c-38 78-175 90-303 27-129-64-201-180-163-258">
          <text:p/>
        </draw:path>
        <draw:path draw:style-name="gr8" draw:text-style-name="P1" draw:layer="layout" svg:width="0.027cm" svg:height="0.033cm" svg:x="3.707cm" svg:y="2.107cm" svg:viewBox="0 0 28 34" svg:d="M0 34c7-13 17-25 28-34">
          <text:p/>
        </draw:path>
        <draw:path draw:style-name="gr8" draw:text-style-name="P1" draw:layer="layout" svg:width="0.476cm" svg:height="0.297cm" svg:x="3.679cm" svg:y="2.176cm" svg:viewBox="0 0 477 298" svg:d="M477 230c-39 79-175 91-304 27-128-63-201-178-162-257">
          <text:p/>
        </draw:path>
        <draw:path draw:style-name="gr8" draw:text-style-name="P1" draw:layer="layout" svg:width="0.007cm" svg:height="0.027cm" svg:x="5.372cm" svg:y="3.939cm" svg:viewBox="0 0 8 28" svg:d="M8 0c0 10-3 19-8 28">
          <text:p/>
        </draw:path>
        <draw:path draw:style-name="gr8" draw:text-style-name="P1" draw:layer="layout" svg:width="0.275cm" svg:height="0.172cm" svg:x="5.097cm" svg:y="3.833cm" svg:viewBox="0 0 276 173" svg:d="M276 134c-23 45-102 52-176 15s-117-103-94-149">
          <text:p/>
        </draw:path>
        <draw:path draw:style-name="gr8" draw:text-style-name="P1" draw:layer="layout" svg:width="0.275cm" svg:height="0.145cm" svg:x="5.103cm" svg:y="3.794cm" svg:viewBox="0 0 276 146" svg:d="M0 39c20-41 86-51 155-24 68 26 121 83 121 131">
          <text:p/>
        </draw:path>
        <draw:path draw:style-name="gr8" draw:text-style-name="P1" draw:layer="layout" svg:width="0.012cm" svg:height="0.048cm" svg:x="5.484cm" svg:y="3.973cm" svg:viewBox="0 0 13 49" svg:d="M13 0c0 17-5 33-13 49">
          <text:p/>
        </draw:path>
        <draw:path draw:style-name="gr8" draw:text-style-name="P1" draw:layer="layout" svg:width="0.504cm" svg:height="0.314cm" svg:x="4.98cm" svg:y="3.778cm" svg:viewBox="0 0 505 315" svg:d="M505 244c-41 83-185 95-322 28-136-67-213-190-172-272">
          <text:p/>
        </draw:path>
        <draw:path draw:style-name="gr8" draw:text-style-name="P1" draw:layer="layout" svg:width="0.504cm" svg:height="0.267cm" svg:x="4.991cm" svg:y="3.706cm" svg:viewBox="0 0 505 268" svg:d="M0 72c36-75 157-94 284-45s221 152 221 241">
          <text:p/>
        </draw:path>
        <draw:path draw:style-name="gr8" draw:text-style-name="P1" draw:layer="layout" svg:width="0.504cm" svg:height="0.315cm" svg:x="4.962cm" svg:y="3.813cm" svg:viewBox="0 0 505 316" svg:d="M505 244c-41 83-184 96-321 29-136-67-214-190-173-273">
          <text:p/>
        </draw:path>
        <draw:path draw:style-name="gr8" draw:text-style-name="P1" draw:layer="layout" svg:width="0.458cm" svg:height="0.286cm" svg:x="4.926cm" svg:y="3.945cm" svg:viewBox="0 0 459 287" svg:d="M459 222c-37 76-169 87-292 26-124-62-194-172-157-248">
          <text:p/>
        </draw:path>
        <draw:path draw:style-name="gr8" draw:text-style-name="P1" draw:layer="layout" svg:width="0.01cm" svg:height="0.042cm" svg:x="5.389cm" svg:y="4.136cm" svg:viewBox="0 0 11 43" svg:d="M11 0c0 16-4 30-11 43">
          <text:p/>
        </draw:path>
        <draw:path draw:style-name="gr8" draw:text-style-name="P1" draw:layer="layout" svg:width="0.475cm" svg:height="0.297cm" svg:x="4.914cm" svg:y="3.948cm" svg:viewBox="0 0 476 298" svg:d="M476 231c-38 78-174 90-302 26-130-63-203-178-164-257">
          <text:p/>
        </draw:path>
        <draw:path draw:style-name="gr8" draw:text-style-name="P1" draw:layer="layout" svg:width="0.027cm" svg:height="0.034cm" svg:x="4.924cm" svg:y="3.914cm" svg:viewBox="0 0 28 35" svg:d="M0 35c7-14 16-25 28-35">
          <text:p/>
        </draw:path>
        <draw:path draw:style-name="gr8" draw:text-style-name="P1" draw:layer="layout" svg:width="0.476cm" svg:height="0.297cm" svg:x="4.896cm" svg:y="3.984cm" svg:viewBox="0 0 477 298" svg:d="M477 230c-39 78-174 91-303 27-129-63-202-178-164-257">
          <text:p/>
        </draw:path>
        <draw:path draw:style-name="gr8" draw:text-style-name="P1" draw:layer="layout" svg:width="0.006cm" svg:height="0.026cm" svg:x="12.578cm" svg:y="4.533cm" svg:viewBox="0 0 7 27" svg:d="M7 0c0 10-3 19-7 27">
          <text:p/>
        </draw:path>
        <draw:path draw:style-name="gr8" draw:text-style-name="P1" draw:layer="layout" svg:width="0.275cm" svg:height="0.171cm" svg:x="12.303cm" svg:y="4.427cm" svg:viewBox="0 0 276 172" svg:d="M276 133c-22 45-100 52-176 16-74-37-116-104-94-149">
          <text:p/>
        </draw:path>
        <draw:path draw:style-name="gr8" draw:text-style-name="P1" draw:layer="layout" svg:width="0.275cm" svg:height="0.145cm" svg:x="12.309cm" svg:y="4.388cm" svg:viewBox="0 0 276 146" svg:d="M0 40c20-42 86-52 155-26 70 28 121 84 121 132">
          <text:p/>
        </draw:path>
        <draw:path draw:style-name="gr8" draw:text-style-name="P1" draw:layer="layout" svg:width="0.011cm" svg:height="0.049cm" svg:x="12.69cm" svg:y="4.566cm" svg:viewBox="0 0 12 50" svg:d="M12 0c0 19-3 35-12 50">
          <text:p/>
        </draw:path>
        <draw:path draw:style-name="gr8" draw:text-style-name="P1" draw:layer="layout" svg:width="0.504cm" svg:height="0.315cm" svg:x="12.186cm" svg:y="4.371cm" svg:viewBox="0 0 505 316" svg:d="M505 245c-41 82-184 95-320 28-137-67-215-190-174-273">
          <text:p/>
        </draw:path>
        <draw:path draw:style-name="gr8" draw:text-style-name="P1" draw:layer="layout" svg:width="0.504cm" svg:height="0.266cm" svg:x="12.197cm" svg:y="4.3cm" svg:viewBox="0 0 505 267" svg:d="M0 71c37-74 159-93 285-44 127 49 220 152 220 240">
          <text:p/>
        </draw:path>
        <draw:path draw:style-name="gr8" draw:text-style-name="P1" draw:layer="layout" svg:width="0.504cm" svg:height="0.315cm" svg:x="12.169cm" svg:y="4.407cm" svg:viewBox="0 0 505 316" svg:d="M505 244c-41 83-185 96-321 28-137-67-214-189-173-272">
          <text:p/>
        </draw:path>
        <draw:path draw:style-name="gr8" draw:text-style-name="P1" draw:layer="layout" svg:width="0.458cm" svg:height="0.286cm" svg:x="12.133cm" svg:y="4.539cm" svg:viewBox="0 0 459 287" svg:d="M459 222c-37 75-168 87-292 26-123-61-195-173-157-248">
          <text:p/>
        </draw:path>
        <draw:path draw:style-name="gr8" draw:text-style-name="P1" draw:layer="layout" svg:width="0.01cm" svg:height="0.042cm" svg:x="12.596cm" svg:y="4.729cm" svg:viewBox="0 0 11 43" svg:d="M11 0c-1 15-5 30-11 43">
          <text:p/>
        </draw:path>
        <draw:path draw:style-name="gr8" draw:text-style-name="P1" draw:layer="layout" svg:width="0.476cm" svg:height="0.297cm" svg:x="12.12cm" svg:y="4.542cm" svg:viewBox="0 0 477 298" svg:d="M477 230c-40 79-175 90-304 27-128-63-202-178-163-257">
          <text:p/>
        </draw:path>
        <draw:path draw:style-name="gr8" draw:text-style-name="P1" draw:layer="layout" svg:width="0.028cm" svg:height="0.034cm" svg:x="12.13cm" svg:y="4.508cm" svg:viewBox="0 0 29 35" svg:d="M0 35c8-14 17-25 29-35">
          <text:p/>
        </draw:path>
        <draw:path draw:style-name="gr8" draw:text-style-name="P1" draw:layer="layout" svg:width="0.475cm" svg:height="0.298cm" svg:x="12.103cm" svg:y="4.577cm" svg:viewBox="0 0 476 299" svg:d="M476 231c-38 79-174 91-302 27-129-64-203-178-163-258">
          <text:p/>
        </draw:path>
        <draw:path draw:style-name="gr8" draw:text-style-name="P1" draw:layer="layout" svg:width="0.005cm" svg:height="0.026cm" svg:x="11.362cm" svg:y="5.647cm" svg:viewBox="0 0 6 27" svg:d="M6 0c0 11-2 19-6 27">
          <text:p/>
        </draw:path>
        <draw:path draw:style-name="gr8" draw:text-style-name="P1" draw:layer="layout" svg:width="0.275cm" svg:height="0.171cm" svg:x="11.087cm" svg:y="5.541cm" svg:viewBox="0 0 276 172" svg:d="M276 133c-23 46-101 52-175 16-74-37-118-103-95-149">
          <text:p/>
        </draw:path>
        <draw:path draw:style-name="gr8" draw:text-style-name="P1" draw:layer="layout" svg:width="0.274cm" svg:height="0.145cm" svg:x="11.093cm" svg:y="5.502cm" svg:viewBox="0 0 275 146" svg:d="M0 39c21-41 87-51 155-25 69 27 120 84 120 132">
          <text:p/>
        </draw:path>
        <draw:path draw:style-name="gr8" draw:text-style-name="P1" draw:layer="layout" svg:width="0.01cm" svg:height="0.049cm" svg:x="11.474cm" svg:y="5.68cm" svg:viewBox="0 0 11 50" svg:d="M11 0c0 19-3 35-11 50">
          <text:p/>
        </draw:path>
        <draw:path draw:style-name="gr8" draw:text-style-name="P1" draw:layer="layout" svg:width="0.504cm" svg:height="0.316cm" svg:x="10.97cm" svg:y="5.485cm" svg:viewBox="0 0 505 317" svg:d="M505 245c-41 83-186 96-322 28-136-67-213-189-172-273">
          <text:p/>
        </draw:path>
        <draw:path draw:style-name="gr8" draw:text-style-name="P1" draw:layer="layout" svg:width="0.503cm" svg:height="0.266cm" svg:x="10.981cm" svg:y="5.414cm" svg:viewBox="0 0 504 267" svg:d="M0 72c36-75 157-94 283-45 128 50 221 152 221 240">
          <text:p/>
        </draw:path>
        <draw:path draw:style-name="gr8" draw:text-style-name="P1" draw:layer="layout" svg:width="0.504cm" svg:height="0.315cm" svg:x="10.952cm" svg:y="5.521cm" svg:viewBox="0 0 505 316" svg:d="M505 243c-41 84-185 97-321 29-137-68-214-189-173-272">
          <text:p/>
        </draw:path>
        <draw:path draw:style-name="gr8" draw:text-style-name="P1" draw:layer="layout" svg:width="0.458cm" svg:height="0.286cm" svg:x="10.916cm" svg:y="5.653cm" svg:viewBox="0 0 459 287" svg:d="M459 222c-37 75-169 87-292 26-124-62-194-173-157-248">
          <text:p/>
        </draw:path>
        <draw:path draw:style-name="gr8" draw:text-style-name="P1" draw:layer="layout" svg:width="0.01cm" svg:height="0.042cm" svg:x="11.379cm" svg:y="5.843cm" svg:viewBox="0 0 11 43" svg:d="M11 0c0 15-4 31-11 43">
          <text:p/>
        </draw:path>
        <draw:path draw:style-name="gr8" draw:text-style-name="P1" draw:layer="layout" svg:width="0.476cm" svg:height="0.297cm" svg:x="10.903cm" svg:y="5.656cm" svg:viewBox="0 0 477 298" svg:d="M477 230c-39 79-174 91-303 27-129-63-202-179-163-257">
          <text:p/>
        </draw:path>
        <draw:path draw:style-name="gr8" draw:text-style-name="P1" draw:layer="layout" svg:width="0.027cm" svg:height="0.034cm" svg:x="10.914cm" svg:y="5.622cm" svg:viewBox="0 0 28 35" svg:d="M0 35c6-13 16-24 28-35">
          <text:p/>
        </draw:path>
        <draw:path draw:style-name="gr8" draw:text-style-name="P1" draw:layer="layout" svg:width="0.475cm" svg:height="0.296cm" svg:x="10.886cm" svg:y="5.692cm" svg:viewBox="0 0 476 297" svg:d="M476 230c-38 78-173 90-303 27-128-64-201-179-163-257">
          <text:p/>
        </draw:path>
        <draw:line draw:style-name="gr8" draw:text-style-name="P1" draw:layer="layout" svg:x1="2.119cm" svg:y1="7.161cm" svg:x2="2.119cm" svg:y2="4.889cm">
          <text:p/>
        </draw:line>
        <draw:line draw:style-name="gr8" draw:text-style-name="P1" draw:layer="layout" svg:x1="4.268cm" svg:y1="2.213cm" svg:x2="4.249cm" svg:y2="2.25cm">
          <text:p/>
        </draw:line>
        <draw:line draw:style-name="gr8" draw:text-style-name="P1" draw:layer="layout" svg:x1="3.775cm" svg:y1="1.97cm" svg:x2="3.756cm" svg:y2="2.006cm">
          <text:p/>
        </draw:line>
        <draw:line draw:style-name="gr8" draw:text-style-name="P1" draw:layer="layout" svg:x1="4.197cm" svg:y1="2.3cm" svg:x2="4.167cm" svg:y2="2.359cm">
          <text:p/>
        </draw:line>
        <draw:line draw:style-name="gr8" draw:text-style-name="P1" draw:layer="layout" svg:x1="3.749cm" svg:y1="2.079cm" svg:x2="3.719cm" svg:y2="2.138cm">
          <text:p/>
        </draw:line>
        <draw:line draw:style-name="gr8" draw:text-style-name="P1" draw:layer="layout" svg:x1="4.173cm" svg:y1="2.37cm" svg:x2="4.155cm" svg:y2="2.406cm">
          <text:p/>
        </draw:line>
        <draw:line draw:style-name="gr8" draw:text-style-name="P1" draw:layer="layout" svg:x1="3.708cm" svg:y1="2.14cm" svg:x2="3.69cm" svg:y2="2.177cm">
          <text:p/>
        </draw:line>
        <draw:line draw:style-name="gr8" draw:text-style-name="P1" draw:layer="layout" svg:x1="5.485cm" svg:y1="4.021cm" svg:x2="5.466cm" svg:y2="4.057cm">
          <text:p/>
        </draw:line>
        <draw:line draw:style-name="gr8" draw:text-style-name="P1" draw:layer="layout" svg:x1="4.992cm" svg:y1="3.778cm" svg:x2="4.973cm" svg:y2="3.814cm">
          <text:p/>
        </draw:line>
        <draw:line draw:style-name="gr8" draw:text-style-name="P1" draw:layer="layout" svg:x1="5.414cm" svg:y1="4.108cm" svg:x2="5.384cm" svg:y2="4.167cm">
          <text:p/>
        </draw:line>
        <draw:line draw:style-name="gr8" draw:text-style-name="P1" draw:layer="layout" svg:x1="4.966cm" svg:y1="3.887cm" svg:x2="4.936cm" svg:y2="3.946cm">
          <text:p/>
        </draw:line>
        <draw:line draw:style-name="gr8" draw:text-style-name="P1" draw:layer="layout" svg:x1="5.39cm" svg:y1="4.178cm" svg:x2="5.372cm" svg:y2="4.214cm">
          <text:p/>
        </draw:line>
        <draw:line draw:style-name="gr8" draw:text-style-name="P1" draw:layer="layout" svg:x1="4.925cm" svg:y1="3.948cm" svg:x2="4.906cm" svg:y2="3.985cm">
          <text:p/>
        </draw:line>
        <draw:line draw:style-name="gr8" draw:text-style-name="P1" draw:layer="layout" svg:x1="12.691cm" svg:y1="4.615cm" svg:x2="12.673cm" svg:y2="4.651cm">
          <text:p/>
        </draw:line>
        <draw:line draw:style-name="gr8" draw:text-style-name="P1" draw:layer="layout" svg:x1="12.198cm" svg:y1="4.371cm" svg:x2="12.18cm" svg:y2="4.408cm">
          <text:p/>
        </draw:line>
        <draw:line draw:style-name="gr8" draw:text-style-name="P1" draw:layer="layout" svg:x1="12.621cm" svg:y1="4.702cm" svg:x2="12.591cm" svg:y2="4.761cm">
          <text:p/>
        </draw:line>
        <draw:line draw:style-name="gr8" draw:text-style-name="P1" draw:layer="layout" svg:x1="12.172cm" svg:y1="4.48cm" svg:x2="12.142cm" svg:y2="4.54cm">
          <text:p/>
        </draw:line>
        <draw:line draw:style-name="gr8" draw:text-style-name="P1" draw:layer="layout" svg:x1="12.597cm" svg:y1="4.771cm" svg:x2="12.578cm" svg:y2="4.808cm">
          <text:p/>
        </draw:line>
        <draw:line draw:style-name="gr8" draw:text-style-name="P1" draw:layer="layout" svg:x1="12.131cm" svg:y1="4.542cm" svg:x2="12.113cm" svg:y2="4.578cm">
          <text:p/>
        </draw:line>
        <draw:line draw:style-name="gr8" draw:text-style-name="P1" draw:layer="layout" svg:x1="11.475cm" svg:y1="5.729cm" svg:x2="11.456cm" svg:y2="5.765cm">
          <text:p/>
        </draw:line>
        <draw:line draw:style-name="gr8" draw:text-style-name="P1" draw:layer="layout" svg:x1="10.982cm" svg:y1="5.485cm" svg:x2="10.963cm" svg:y2="5.522cm">
          <text:p/>
        </draw:line>
        <draw:line draw:style-name="gr8" draw:text-style-name="P1" draw:layer="layout" svg:x1="11.404cm" svg:y1="5.816cm" svg:x2="11.374cm" svg:y2="5.875cm">
          <text:p/>
        </draw:line>
        <draw:line draw:style-name="gr8" draw:text-style-name="P1" draw:layer="layout" svg:x1="10.956cm" svg:y1="5.595cm" svg:x2="10.926cm" svg:y2="5.654cm">
          <text:p/>
        </draw:line>
        <draw:line draw:style-name="gr8" draw:text-style-name="P1" draw:layer="layout" svg:x1="11.38cm" svg:y1="5.885cm" svg:x2="11.361cm" svg:y2="5.922cm">
          <text:p/>
        </draw:line>
        <draw:line draw:style-name="gr8" draw:text-style-name="P1" draw:layer="layout" svg:x1="10.915cm" svg:y1="5.656cm" svg:x2="10.896cm" svg:y2="5.693cm">
          <text:p/>
        </draw:line>
        <draw:path draw:style-name="gr6" draw:text-style-name="P3" draw:layer="layout" svg:width="9.995cm" svg:height="3.498cm" svg:x="15.436cm" svg:y="5.061cm" svg:viewBox="0 0 9996 3499" svg:d="M9996 3499v-3499h-2100l-2238 2239c-159 159-384 231-605 193l-1478-250c-333-56-577-344-577-682v-1500h-2998v3499z">
          <text:p/>
        </draw:path>
        <draw:polygon draw:style-name="gr7" draw:text-style-name="P1" draw:layer="layout" svg:width="0cm" svg:height="0cm" svg:x="20.433cm" svg:y="6.783cm" svg:viewBox="0 0 0 0" draw:points="0,0">
          <text:p/>
        </draw:polygon>
        <draw:path draw:style-name="gr6" draw:text-style-name="P3" draw:layer="layout" svg:width="0.8cm" svg:height="0.799cm" svg:x="21.583cm" svg:y="7.61cm" svg:viewBox="0 0 801 800" svg:d="M801 399c0 221-179 401-400 401-222 0-401-180-401-401 0-220 179-399 401-399 221 0 400 179 400 399z">
          <text:p/>
        </draw:path>
        <draw:polygon draw:style-name="gr7" draw:text-style-name="P1" draw:layer="layout" svg:width="0cm" svg:height="0cm" svg:x="20.433cm" svg:y="6.783cm" svg:viewBox="0 0 0 0" draw:points="0,0">
          <text:p/>
        </draw:polygon>
        <draw:path draw:style-name="gr6" draw:text-style-name="P3" draw:layer="layout" svg:width="0.8cm" svg:height="0.799cm" svg:x="18.484cm" svg:y="7.61cm" svg:viewBox="0 0 801 800" svg:d="M801 399c0 221-179 401-400 401-222 0-401-180-401-401 0-220 179-399 401-399 221 0 400 179 400 399z">
          <text:p/>
        </draw:path>
        <draw:polygon draw:style-name="gr7" draw:text-style-name="P1" draw:layer="layout" svg:width="0cm" svg:height="0cm" svg:x="20.433cm" svg:y="6.783cm" svg:viewBox="0 0 0 0" draw:points="0,0">
          <text:p/>
        </draw:polygon>
        <draw:path draw:style-name="gr6" draw:text-style-name="P3" draw:layer="layout" svg:width="0.66cm" svg:height="0.659cm" svg:x="23.302cm" svg:y="5.481cm" svg:viewBox="0 0 661 660" svg:d="M661 330c0 183-148 330-330 330s-331-147-331-330c0-182 149-330 331-330s330 148 330 330z">
          <text:p/>
        </draw:path>
        <draw:polygon draw:style-name="gr7" draw:text-style-name="P1" draw:layer="layout" svg:width="0cm" svg:height="0cm" svg:x="20.433cm" svg:y="6.783cm" svg:viewBox="0 0 0 0" draw:points="0,0">
          <text:p/>
        </draw:polygon>
        <draw:path draw:style-name="gr6" draw:text-style-name="P3" draw:layer="layout" svg:width="0.659cm" svg:height="0.659cm" svg:x="24.602cm" svg:y="7.73cm" svg:viewBox="0 0 660 660" svg:d="M660 329c0 184-147 331-329 331-183 0-331-147-331-331 0-182 148-329 331-329 182 0 329 147 329 329z">
          <text:p/>
        </draw:path>
        <draw:polygon draw:style-name="gr7" draw:text-style-name="P1" draw:layer="layout" svg:width="0cm" svg:height="0cm" svg:x="20.433cm" svg:y="6.783cm" svg:viewBox="0 0 0 0" draw:points="0,0">
          <text:p/>
        </draw:polygon>
        <draw:path draw:style-name="gr6" draw:text-style-name="P3" draw:layer="layout" svg:width="0.66cm" svg:height="0.659cm" svg:x="16.905cm" svg:y="5.481cm" svg:viewBox="0 0 661 660" svg:d="M661 330c0 183-149 330-331 330s-330-147-330-330c0-182 148-330 330-330s331 148 331 330z">
          <text:p/>
        </draw:path>
        <draw:polygon draw:style-name="gr7" draw:text-style-name="P1" draw:layer="layout" svg:width="0cm" svg:height="0cm" svg:x="20.433cm" svg:y="6.783cm" svg:viewBox="0 0 0 0" draw:points="0,0">
          <text:p/>
        </draw:polygon>
        <draw:path draw:style-name="gr6" draw:text-style-name="P3" draw:layer="layout" svg:width="0.659cm" svg:height="0.659cm" svg:x="15.606cm" svg:y="7.73cm" svg:viewBox="0 0 660 660" svg:d="M660 329c0 184-148 331-331 331-182 0-329-147-329-331 0-182 147-329 329-329 183 0 331 147 331 329z">
          <text:p/>
        </draw:path>
        <draw:polygon draw:style-name="gr7" draw:text-style-name="P1" draw:layer="layout" svg:width="0cm" svg:height="0cm" svg:x="20.433cm" svg:y="6.783cm" svg:viewBox="0 0 0 0" draw:points="0,0">
          <text:p/>
        </draw:polygon>
        <draw:path draw:style-name="gr6" draw:text-style-name="P3" draw:layer="layout" svg:width="0.459cm" svg:height="0.459cm" svg:x="15.706cm" svg:y="7.83cm" svg:viewBox="0 0 460 460" svg:d="M460 230c0 127-103 230-230 230-128 0-230-103-230-230 0-128 102-230 230-230 127 0 230 102 230 230z">
          <text:p/>
        </draw:path>
        <draw:polygon draw:style-name="gr7" draw:text-style-name="P1" draw:layer="layout" svg:width="0cm" svg:height="0cm" svg:x="20.433cm" svg:y="6.783cm" svg:viewBox="0 0 0 0" draw:points="0,0">
          <text:p/>
        </draw:polygon>
        <draw:path draw:style-name="gr6" draw:text-style-name="P3" draw:layer="layout" svg:width="0.46cm" svg:height="0.459cm" svg:x="17.005cm" svg:y="5.581cm" svg:viewBox="0 0 461 460" svg:d="M461 230c0 127-103 230-230 230-128 0-231-103-231-230 0-128 103-230 231-230 127 0 230 102 230 230z">
          <text:p/>
        </draw:path>
        <draw:polygon draw:style-name="gr7" draw:text-style-name="P1" draw:layer="layout" svg:width="0cm" svg:height="0cm" svg:x="20.433cm" svg:y="6.783cm" svg:viewBox="0 0 0 0" draw:points="0,0">
          <text:p/>
        </draw:polygon>
        <draw:path draw:style-name="gr6" draw:text-style-name="P3" draw:layer="layout" svg:width="0.459cm" svg:height="0.459cm" svg:x="24.702cm" svg:y="7.83cm" svg:viewBox="0 0 460 460" svg:d="M460 230c0 127-102 230-230 230-127 0-230-103-230-230 0-128 103-230 230-230 128 0 230 102 230 230z">
          <text:p/>
        </draw:path>
        <draw:polygon draw:style-name="gr7" draw:text-style-name="P1" draw:layer="layout" svg:width="0cm" svg:height="0cm" svg:x="20.433cm" svg:y="6.783cm" svg:viewBox="0 0 0 0" draw:points="0,0">
          <text:p/>
        </draw:polygon>
        <draw:path draw:style-name="gr6" draw:text-style-name="P3" draw:layer="layout" svg:width="0.46cm" svg:height="0.459cm" svg:x="23.402cm" svg:y="5.581cm" svg:viewBox="0 0 461 460" svg:d="M461 230c0 127-103 230-231 230-127 0-230-103-230-230 0-128 103-230 230-230 128 0 231 102 231 230z">
          <text:p/>
        </draw:path>
        <draw:polygon draw:style-name="gr7" draw:text-style-name="P1" draw:layer="layout" svg:width="0cm" svg:height="0cm" svg:x="20.433cm" svg:y="6.783cm" svg:viewBox="0 0 0 0" draw:points="0,0">
          <text:p/>
        </draw:polygon>
        <draw:line draw:style-name="gr8" draw:text-style-name="P1" draw:layer="layout" svg:x1="25.431cm" svg:y1="8.559cm" svg:x2="15.436cm" svg:y2="8.559cm">
          <text:p/>
        </draw:line>
        <draw:line draw:style-name="gr8" draw:text-style-name="P1" draw:layer="layout" svg:x1="15.436cm" svg:y1="8.559cm" svg:x2="15.436cm" svg:y2="5.061cm">
          <text:p/>
        </draw:line>
        <draw:line draw:style-name="gr8" draw:text-style-name="P1" draw:layer="layout" svg:x1="15.436cm" svg:y1="5.061cm" svg:x2="18.434cm" svg:y2="5.061cm">
          <text:p/>
        </draw:line>
        <draw:line draw:style-name="gr8" draw:text-style-name="P1" draw:layer="layout" svg:x1="18.434cm" svg:y1="5.061cm" svg:x2="18.434cm" svg:y2="6.56cm">
          <text:p/>
        </draw:line>
        <draw:path draw:style-name="gr8" draw:text-style-name="P1" draw:layer="layout" svg:width="0.577cm" svg:height="0.682cm" svg:x="18.434cm" svg:y="6.56cm" svg:viewBox="0 0 578 683" svg:d="M0 0c0 338 244 627 578 683">
          <text:p/>
        </draw:path>
        <draw:line draw:style-name="gr8" draw:text-style-name="P1" draw:layer="layout" svg:x1="19.011cm" svg:y1="7.242cm" svg:x2="20.49cm" svg:y2="7.493cm">
          <text:p/>
        </draw:line>
        <draw:path draw:style-name="gr8" draw:text-style-name="P1" draw:layer="layout" svg:width="0.605cm" svg:height="0.203cm" svg:x="20.489cm" svg:y="7.299cm" svg:viewBox="0 0 606 204" svg:d="M0 194c221 38 447-34 606-194">
          <text:p/>
        </draw:path>
        <draw:line draw:style-name="gr8" draw:text-style-name="P1" draw:layer="layout" svg:x1="23.333cm" svg:y1="5.061cm" svg:x2="21.094cm" svg:y2="7.3cm">
          <text:p/>
        </draw:line>
        <draw:line draw:style-name="gr8" draw:text-style-name="P1" draw:layer="layout" svg:x1="23.332cm" svg:y1="5.061cm" svg:x2="25.431cm" svg:y2="5.061cm">
          <text:p/>
        </draw:line>
        <draw:line draw:style-name="gr8" draw:text-style-name="P1" draw:layer="layout" svg:x1="25.431cm" svg:y1="8.559cm" svg:x2="25.431cm" svg:y2="5.061cm">
          <text:p/>
        </draw:line>
        <draw:path draw:style-name="gr8" draw:text-style-name="P1" draw:layer="layout" svg:width="0.66cm" svg:height="0.659cm" svg:x="16.905cm" svg:y="5.481cm" svg:viewBox="0 0 661 660" svg:d="M661 330c0 183-149 330-331 330s-330-147-330-330c0-182 148-330 330-330s331 148 331 330z">
          <text:p/>
        </draw:path>
        <draw:path draw:style-name="gr8" draw:text-style-name="P1" draw:layer="layout" svg:width="0.8cm" svg:height="0.799cm" svg:x="18.484cm" svg:y="7.61cm" svg:viewBox="0 0 801 800" svg:d="M801 399c0 221-179 401-400 401-222 0-401-180-401-401 0-220 179-399 401-399 221 0 400 179 400 399z">
          <text:p/>
        </draw:path>
        <draw:path draw:style-name="gr8" draw:text-style-name="P1" draw:layer="layout" svg:width="0.8cm" svg:height="0.799cm" svg:x="21.583cm" svg:y="7.61cm" svg:viewBox="0 0 801 800" svg:d="M801 399c0 221-179 401-400 401-222 0-401-180-401-401 0-220 179-399 401-399 221 0 400 179 400 399z">
          <text:p/>
        </draw:path>
        <draw:path draw:style-name="gr8" draw:text-style-name="P1" draw:layer="layout" svg:width="0.659cm" svg:height="0.659cm" svg:x="15.606cm" svg:y="7.73cm" svg:viewBox="0 0 660 660" svg:d="M660 329c0 184-148 331-331 331-182 0-329-147-329-331 0-182 147-329 329-329 183 0 331 147 331 329z">
          <text:p/>
        </draw:path>
        <draw:path draw:style-name="gr8" draw:text-style-name="P1" draw:layer="layout" svg:width="0.66cm" svg:height="0.659cm" svg:x="23.302cm" svg:y="5.481cm" svg:viewBox="0 0 661 660" svg:d="M661 330c0 183-148 330-330 330s-331-147-331-330c0-182 149-330 331-330s330 148 330 330z">
          <text:p/>
        </draw:path>
        <draw:path draw:style-name="gr8" draw:text-style-name="P1" draw:layer="layout" svg:width="0.659cm" svg:height="0.659cm" svg:x="24.602cm" svg:y="7.73cm" svg:viewBox="0 0 660 660" svg:d="M660 329c0 184-147 331-329 331-183 0-331-147-331-331 0-182 148-329 331-329 182 0 329 147 329 329z">
          <text:p/>
        </draw:path>
        <draw:path draw:style-name="gr8" draw:text-style-name="P1" draw:layer="layout" svg:width="0.46cm" svg:height="0.459cm" svg:x="17.005cm" svg:y="5.581cm" svg:viewBox="0 0 461 460" svg:d="M461 230c0 127-103 230-230 230-128 0-231-103-231-230 0-128 103-230 231-230 127 0 230 102 230 230z">
          <text:p/>
        </draw:path>
        <draw:path draw:style-name="gr8" draw:text-style-name="P1" draw:layer="layout" svg:width="0.459cm" svg:height="0.459cm" svg:x="15.706cm" svg:y="7.83cm" svg:viewBox="0 0 460 460" svg:d="M460 230c0 127-103 230-230 230-128 0-230-103-230-230 0-128 102-230 230-230 127 0 230 102 230 230z">
          <text:p/>
        </draw:path>
        <draw:path draw:style-name="gr8" draw:text-style-name="P1" draw:layer="layout" svg:width="0.46cm" svg:height="0.459cm" svg:x="23.402cm" svg:y="5.581cm" svg:viewBox="0 0 461 460" svg:d="M461 230c0 127-103 230-231 230-127 0-230-103-230-230 0-128 103-230 230-230 128 0 231 102 231 230z">
          <text:p/>
        </draw:path>
        <draw:path draw:style-name="gr8" draw:text-style-name="P1" draw:layer="layout" svg:width="0.459cm" svg:height="0.459cm" svg:x="24.702cm" svg:y="7.83cm" svg:viewBox="0 0 460 460" svg:d="M460 230c0 127-102 230-230 230-127 0-230-103-230-230 0-128 103-230 230-230 128 0 230 102 230 230z">
          <text:p/>
        </draw:path>
        <draw:path draw:style-name="gr8" draw:text-style-name="P1" draw:layer="layout" svg:width="0.46cm" svg:height="0.459cm" svg:x="17.005cm" svg:y="5.581cm" svg:viewBox="0 0 461 460" svg:d="M461 230c0 127-103 230-230 230-128 0-231-103-231-230 0-128 103-230 231-230 127 0 230 102 230 230z">
          <text:p/>
        </draw:path>
        <draw:path draw:style-name="gr8" draw:text-style-name="P1" draw:layer="layout" svg:width="0.459cm" svg:height="0.459cm" svg:x="15.706cm" svg:y="7.83cm" svg:viewBox="0 0 460 460" svg:d="M460 230c0 127-103 230-230 230-128 0-230-103-230-230 0-128 102-230 230-230 127 0 230 102 230 230z">
          <text:p/>
        </draw:path>
        <draw:path draw:style-name="gr8" draw:text-style-name="P1" draw:layer="layout" svg:width="0.46cm" svg:height="0.459cm" svg:x="23.402cm" svg:y="5.581cm" svg:viewBox="0 0 461 460" svg:d="M461 230c0 127-103 230-231 230-127 0-230-103-230-230 0-128 103-230 230-230 128 0 231 102 231 230z">
          <text:p/>
        </draw:path>
        <draw:path draw:style-name="gr8" draw:text-style-name="P1" draw:layer="layout" svg:width="0.459cm" svg:height="0.459cm" svg:x="24.702cm" svg:y="7.83cm" svg:viewBox="0 0 460 460" svg:d="M460 230c0 127-102 230-230 230-127 0-230-103-230-230 0-128 103-230 230-230 128 0 230 102 230 230z">
          <text:p/>
        </draw:path>
        <draw:polygon draw:style-name="gr7" draw:text-style-name="P1" draw:layer="layout" svg:width="0cm" svg:height="0cm" svg:x="20.433cm" svg:y="6.783cm" svg:viewBox="0 0 0 0" draw:points="0,0">
          <text:p/>
        </draw:polygon>
        <draw:polyline draw:style-name="gr8" draw:text-style-name="P1" draw:layer="layout" svg:width="6.318cm" svg:height="2.441cm" svg:x="16.147cm" svg:y="8.148cm" svg:viewBox="0 0 6319 2442" draw:points="6319,2442 5819,2442 0,0">
          <text:p/>
        </draw:polyline>
        <draw:polygon draw:style-name="gr9" draw:text-style-name="P2" draw:layer="layout" svg:width="0.494cm" svg:height="0.271cm" svg:x="16.147cm" svg:y="8.148cm" svg:viewBox="0 0 495 272" draw:points="0,0 430,272 495,118">
          <text:p/>
        </draw:polygon>
        <draw:polygon draw:style-name="gr7" draw:text-style-name="P1" draw:layer="layout" svg:width="0cm" svg:height="0cm" svg:x="20.433cm" svg:y="6.783cm" svg:viewBox="0 0 0 0" draw:points="0,0">
          <text:p/>
        </draw:polygon>
        <draw:polyline draw:style-name="gr8" draw:text-style-name="P1" draw:layer="layout" svg:width="5.078cm" svg:height="4.609cm" svg:x="17.397cm" svg:y="5.974cm" svg:viewBox="0 0 5079 4610" draw:points="5079,4610 4579,4610 0,0">
          <text:p/>
        </draw:polyline>
        <draw:polygon draw:style-name="gr9" draw:text-style-name="P2" draw:layer="layout" svg:width="0.411cm" svg:height="0.413cm" svg:x="17.397cm" svg:y="5.974cm" svg:viewBox="0 0 412 414" draw:points="0,0 294,414 412,296">
          <text:p/>
        </draw:polygon>
        <draw:polygon draw:style-name="gr7" draw:text-style-name="P1" draw:layer="layout" svg:width="0cm" svg:height="0cm" svg:x="20.433cm" svg:y="6.783cm" svg:viewBox="0 0 0 0" draw:points="0,0">
          <text:p/>
        </draw:polygon>
        <draw:polyline draw:style-name="gr8" draw:text-style-name="P1" draw:layer="layout" svg:width="1.73cm" svg:height="4.583cm" svg:x="21.843cm" svg:y="6.032cm" svg:viewBox="0 0 1731 4584" draw:points="0,4584 500,4584 1731,0">
          <text:p/>
        </draw:polyline>
        <draw:polygon draw:style-name="gr9" draw:text-style-name="P2" draw:layer="layout" svg:width="0.21cm" svg:height="0.505cm" svg:x="23.363cm" svg:y="6.032cm" svg:viewBox="0 0 211 506" draw:points="211,0 0,463 161,506">
          <text:p/>
        </draw:polygon>
        <draw:polygon draw:style-name="gr7" draw:text-style-name="P1" draw:layer="layout" svg:width="0cm" svg:height="0cm" svg:x="20.433cm" svg:y="6.783cm" svg:viewBox="0 0 0 0" draw:points="0,0">
          <text:p/>
        </draw:polygon>
        <draw:polyline draw:style-name="gr8" draw:text-style-name="P1" draw:layer="layout" svg:width="2.928cm" svg:height="2.394cm" svg:x="21.84cm" svg:y="8.221cm" svg:viewBox="0 0 2929 2395" draw:points="0,2395 501,2395 2929,0">
          <text:p/>
        </draw:polyline>
        <draw:polygon draw:style-name="gr9" draw:text-style-name="P2" draw:layer="layout" svg:width="0.414cm" svg:height="0.41cm" svg:x="24.354cm" svg:y="8.221cm" svg:viewBox="0 0 415 411" draw:points="415,0 0,292 116,411">
          <text:p/>
        </draw:polygon>
        <draw:frame draw:style-name="gr10" draw:text-style-name="P5" draw:layer="layout" svg:width="9.04cm" svg:height="0.623cm" svg:x="17.614cm" svg:y="11.306cm">
          <draw:text-box>
            <text:p text:style-name="P4"><text:span text:style-name="T1">4X M3 Brass Inserts [HD-MS0030]</text:span></text:p>
          </draw:text-box>
        </draw:frame>
        <draw:frame draw:style-name="gr11" draw:text-style-name="P6" draw:layer="layout" svg:width="0.119cm" svg:height="0.141cm" svg:x="22.362cm" svg:y="12.393cm">
          <draw:text-box>
            <text:p text:style-name="P4"><text:span text:style-name="T2"><text:s/></text:span></text:p>
          </draw:text-box>
        </draw:frame>
        <draw:frame draw:style-name="gr12" draw:text-style-name="P7" draw:layer="layout" svg:width="0.665cm" svg:height="0.78cm" svg:x="27.662cm" svg:y="19.242cm">
          <draw:text-box>
            <text:p text:style-name="P4"><text:span text:style-name="T3">X</text:span></text:p>
          </draw:text-box>
        </draw:frame>
        <draw:frame draw:style-name="gr11" draw:text-style-name="P6" draw:layer="layout" svg:width="0.119cm" svg:height="0.141cm" svg:x="28.072cm" svg:y="19.749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9T08:46:00.585012960</dc:date>
    <meta:editing-duration>PT1M59S</meta:editing-duration>
    <meta:editing-cycles>2</meta:editing-cycles>
    <meta:generator>LibreOffice/5.2.7.2$Linux_X86_64 LibreOffice_project/20m0$Build-2</meta:generator>
    <meta:document-statistic meta:object-count="575"/>
  </office:meta>
</office:document-meta>
</file>